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monospac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monospace" fo:font-size="10pt" style:font-size-asian="8.75pt" style:font-size-complex="10pt"/>
    </style:style>
    <style:style style:name="P3" style:family="paragraph" style:parent-style-name="Standard">
      <style:paragraph-properties fo:margin-left="0cm" fo:margin-right="0cm" fo:text-indent="0cm" style:auto-text-indent="false" fo:break-before="page"/>
      <style:text-properties style:font-name="monospace" fo:font-size="10pt" officeooo:rsid="000d9423" officeooo:paragraph-rsid="000d9423" style:font-size-asian="8.75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monospace" fo:font-size="10pt" officeooo:rsid="000d9423" officeooo:paragraph-rsid="000d9423" style:font-size-asian="8.75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monospace" fo:font-size="10pt" fo:font-style="italic" officeooo:rsid="000d9423" officeooo:paragraph-rsid="000d9423" style:font-size-asian="8.75pt" style:font-style-asian="italic" style:font-size-complex="10pt" style:font-style-complex="italic"/>
    </style:style>
    <style:style style:name="T1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" style:family="text">
      <style:text-properties fo:color="#b21818" loext:opacity="100%" fo:font-size="10pt" fo:background-color="#ffffff" loext:char-shading-value="0" style:font-size-asian="10pt" style:font-size-complex="10pt"/>
    </style:style>
    <style:style style:name="T3" style:family="text">
      <style:text-properties fo:color="#18b218" loext:opacity="100%" fo:font-size="10pt" fo:background-color="#ffffff" loext:char-shading-value="0" style:font-size-asian="10pt" style:font-size-complex="10pt"/>
    </style:style>
    <style:style style:name="T4" style:family="text">
      <style:text-properties fo:color="#1818b2" loext:opacity="100%" fo:font-size="10pt" fo:background-color="#ffffff" loext:char-shading-value="0" style:font-size-asian="10pt" style:font-size-complex="10pt"/>
    </style:style>
    <style:style style:name="T5" style:family="text">
      <style:text-properties fo:color="#000000" loext:opacity="100%" fo:font-size="10pt" officeooo:rsid="000bfc3c" fo:background-color="#ffffff" loext:char-shading-value="0" style:font-size-asian="10pt" style:font-size-complex="10pt"/>
    </style:style>
    <style:style style:name="T6" style:family="text">
      <style:text-properties fo:color="#000000" loext:opacity="100%" fo:font-size="3pt" fo:background-color="#ffffff" loext:char-shading-value="0" style:font-size-asian="3pt" style:font-size-complex="3pt"/>
    </style:style>
    <style:style style:name="T7" style:family="text">
      <style:text-properties fo:color="#ff0040" loext:opacity="100%" fo:font-size="3pt" fo:background-color="#ffffff" loext:char-shading-value="0" style:font-size-asian="3pt" style:font-size-complex="3pt"/>
    </style:style>
    <style:style style:name="T8" style:family="text">
      <style:text-properties fo:color="#ff0080" loext:opacity="100%" fo:font-size="3pt" fo:background-color="#ffffff" loext:char-shading-value="0" style:font-size-asian="3pt" style:font-size-complex="3pt"/>
    </style:style>
    <style:style style:name="T9" style:family="text">
      <style:text-properties fo:color="#ff00c0" loext:opacity="100%" fo:font-size="3pt" fo:background-color="#ffffff" loext:char-shading-value="0" style:font-size-asian="3pt" style:font-size-complex="3pt"/>
    </style:style>
    <style:style style:name="T10" style:family="text">
      <style:text-properties fo:color="#ff00ff" loext:opacity="100%" fo:font-size="3pt" fo:background-color="#ffffff" loext:char-shading-value="0" style:font-size-asian="3pt" style:font-size-complex="3pt"/>
    </style:style>
    <style:style style:name="T11" style:family="text">
      <style:text-properties fo:color="#c0ff00" loext:opacity="100%" fo:font-size="3pt" fo:background-color="#ffffff" loext:char-shading-value="0" style:font-size-asian="3pt" style:font-size-complex="3pt"/>
    </style:style>
    <style:style style:name="T12" style:family="text">
      <style:text-properties fo:color="#4000ff" loext:opacity="100%" fo:font-size="3pt" fo:background-color="#ffffff" loext:char-shading-value="0" style:font-size-asian="3pt" style:font-size-complex="3pt"/>
    </style:style>
    <style:style style:name="T13" style:family="text">
      <style:text-properties fo:color="#c000ff" loext:opacity="100%" fo:font-size="3pt" fo:background-color="#ffffff" loext:char-shading-value="0" style:font-size-asian="3pt" style:font-size-complex="3pt"/>
    </style:style>
    <style:style style:name="T14" style:family="text">
      <style:text-properties fo:color="#00ffff" loext:opacity="100%" fo:font-size="3pt" fo:background-color="#ffffff" loext:char-shading-value="0" style:font-size-asian="3pt" style:font-size-complex="3pt"/>
    </style:style>
    <style:style style:name="T15" style:family="text">
      <style:text-properties fo:color="#8000ff" loext:opacity="100%" fo:font-size="3pt" fo:background-color="#ffffff" loext:char-shading-value="0" style:font-size-asian="3pt" style:font-size-complex="3pt"/>
    </style:style>
    <style:style style:name="T16" style:family="text">
      <style:text-properties fo:color="#00c0ff" loext:opacity="100%" fo:font-size="3pt" fo:background-color="#ffffff" loext:char-shading-value="0" style:font-size-asian="3pt" style:font-size-complex="3pt"/>
    </style:style>
    <style:style style:name="T17" style:family="text">
      <style:text-properties fo:color="#0000ff" loext:opacity="100%" fo:font-size="3pt" fo:background-color="#ffffff" loext:char-shading-value="0" style:font-size-asian="3pt" style:font-size-complex="3pt"/>
    </style:style>
    <style:style style:name="T18" style:family="text">
      <style:text-properties fo:color="#ffffff" loext:opacity="100%" fo:font-size="3pt" fo:background-color="#ffffff" loext:char-shading-value="0" style:font-size-asian="3pt" style:font-size-complex="3pt"/>
    </style:style>
    <style:style style:name="T19" style:family="text">
      <style:text-properties fo:color="#0040ff" loext:opacity="100%" fo:font-size="3pt" fo:background-color="#ffffff" loext:char-shading-value="0" style:font-size-asian="3pt" style:font-size-complex="3pt"/>
    </style:style>
    <style:style style:name="T20" style:family="text">
      <style:text-properties fo:color="#ff4000" loext:opacity="100%" fo:font-size="3pt" fo:background-color="#ffffff" loext:char-shading-value="0" style:font-size-asian="3pt" style:font-size-complex="3pt"/>
    </style:style>
    <style:style style:name="T21" style:family="text">
      <style:text-properties fo:color="#ff0000" loext:opacity="100%" fo:font-size="3pt" fo:background-color="#ffffff" loext:char-shading-value="0" style:font-size-asian="3pt" style:font-size-complex="3pt"/>
    </style:style>
    <style:style style:name="T22" style:family="text">
      <style:text-properties fo:color="#00ff40" loext:opacity="100%" fo:font-size="3pt" fo:background-color="#ffffff" loext:char-shading-value="0" style:font-size-asian="3pt" style:font-size-complex="3pt"/>
    </style:style>
    <style:style style:name="T23" style:family="text">
      <style:text-properties fo:color="#80ff00" loext:opacity="100%" fo:font-size="3pt" fo:background-color="#ffffff" loext:char-shading-value="0" style:font-size-asian="3pt" style:font-size-complex="3pt"/>
    </style:style>
    <style:style style:name="T24" style:family="text">
      <style:text-properties fo:color="#00ff00" loext:opacity="100%" fo:font-size="3pt" fo:background-color="#ffffff" loext:char-shading-value="0" style:font-size-asian="3pt" style:font-size-complex="3pt"/>
    </style:style>
    <style:style style:name="T25" style:family="text">
      <style:text-properties fo:color="#00ff80" loext:opacity="100%" fo:font-size="3pt" fo:background-color="#ffffff" loext:char-shading-value="0" style:font-size-asian="3pt" style:font-size-complex="3pt"/>
    </style:style>
    <style:style style:name="T26" style:family="text">
      <style:text-properties fo:color="#ff8000" loext:opacity="100%" fo:font-size="3pt" fo:background-color="#ffffff" loext:char-shading-value="0" style:font-size-asian="3pt" style:font-size-complex="3pt"/>
    </style:style>
    <style:style style:name="T27" style:family="text">
      <style:text-properties fo:color="#00ffc0" loext:opacity="100%" fo:font-size="3pt" fo:background-color="#ffffff" loext:char-shading-value="0" style:font-size-asian="3pt" style:font-size-complex="3pt"/>
    </style:style>
    <style:style style:name="T28" style:family="text">
      <style:text-properties fo:color="#ffff00" loext:opacity="100%" fo:font-size="3pt" fo:background-color="#ffffff" loext:char-shading-value="0" style:font-size-asian="3pt" style:font-size-complex="3pt"/>
    </style:style>
    <style:style style:name="T29" style:family="text">
      <style:text-properties fo:color="#ffc000" loext:opacity="100%" fo:font-size="3pt" fo:background-color="#ffffff" loext:char-shading-value="0" style:font-size-asian="3pt" style:font-size-complex="3pt"/>
    </style:style>
    <style:style style:name="T30" style:family="text">
      <style:text-properties fo:color="#40ff00" loext:opacity="100%" fo:font-size="3pt" fo:background-color="#ffffff" loext:char-shading-value="0" style:font-size-asian="3pt" style:font-size-complex="3pt"/>
    </style:style>
    <style:style style:name="T31" style:family="text">
      <style:text-properties fo:font-size="3pt" style:font-size-asian="3pt" style:font-size-complex="3pt"/>
    </style:style>
    <style:style style:name="T32" style:family="text">
      <style:text-properties fo:color="#000000" loext:opacity="100%" fo:background-color="#ffffff" loext:char-shading-value="0"/>
    </style:style>
    <style:style style:name="T33" style:family="text">
      <style:text-properties fo:color="#b21818" loext:opacity="100%" fo:background-color="#ffffff" loext:char-shading-value="0"/>
    </style:style>
    <style:style style:name="T34" style:family="text">
      <style:text-properties fo:color="#18b218" loext:opacity="100%" fo:background-color="#ffffff" loext:char-shading-value="0"/>
    </style:style>
    <style:style style:name="T35" style:family="text">
      <style:text-properties fo:color="#1818b2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</text:span><text:span text:style-name="T2">0</text:span><text:span text:style-name="T1">][</text:span><text:span text:style-name="T3">buddha@tuxedo </text:span><text:span text:style-name="T4">math_research</text:span><text:span text:style-name="T1">]$ python3 mandelbrot.py -3 -2 3 2 0.05 2 2 " " </text:span><text:span text:style-name="T5">0</text:span><text:span text:style-name="T6">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</text:span><text:span text:style-name="T8">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</text:span><text:span text:style-name="T8">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</text:span><text:span text:style-name="T7">██████████████████</text:span><text:span text:style-name="T8">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</text:span><text:span text:style-name="T7">██████████████</text:span><text:span text:style-name="T8">████████████████████████████████████</text:span><text:span text:style-name="T9">████████</text:span><text:span text:style-name="T10">██</text:span><text:span text:style-name="T9">██████</text:span><text:span text:style-name="T8">██████████</text:span><text:span text:style-name="T7">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</text:span><text:span text:style-name="T7">██████████████</text:span><text:span text:style-name="T8">████████████████████████████████</text:span><text:span text:style-name="T9">██████████</text:span><text:span text:style-name="T10">██</text:span><text:span text:style-name="T11">██</text:span><text:span text:style-name="T12">██</text:span><text:span text:style-name="T10">████</text:span><text:span text:style-name="T9">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</text:span><text:span text:style-name="T7">████████████</text:span><text:span text:style-name="T8">████████████████████████████████</text:span><text:span text:style-name="T9">████████████</text:span><text:span text:style-name="T10">██</text:span><text:span text:style-name="T13">██</text:span><text:span text:style-name="T12">██</text:span><text:span text:style-name="T14">██</text:span><text:span text:style-name="T13">████</text:span><text:span text:style-name="T10">██</text:span><text:span text:style-name="T9">██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</text:span><text:span text:style-name="T7">██████████</text:span><text:span text:style-name="T8">████████████████████████████████</text:span><text:span text:style-name="T9">████████████</text:span><text:span text:style-name="T10">████</text:span><text:span text:style-name="T13">██</text:span><text:span text:style-name="T15">██</text:span><text:span text:style-name="T16">██</text:span><text:span text:style-name="T17">██</text:span><text:span text:style-name="T16">██</text:span><text:span text:style-name="T18">██</text:span><text:span text:style-name="T10">██</text:span><text:span text:style-name="T9">██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</text:span><text:span text:style-name="T7">██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5">██</text:span><text:span text:style-name="T12">██</text:span><text:span text:style-name="T19">██</text:span><text:span text:style-name="T20">██</text:span><text:span text:style-name="T19">██</text:span><text:span text:style-name="T15">██</text:span><text:span text:style-name="T13">██</text:span><text:span text:style-name="T10">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3">██</text:span><text:span text:style-name="T12">██</text:span><text:span text:style-name="T17">██</text:span><text:span text:style-name="T18">██</text:span><text:span text:style-name="T21">██</text:span><text:span text:style-name="T16">██</text:span><text:span text:style-name="T12">██</text:span><text:span text:style-name="T13">██</text:span><text:span text:style-name="T10">██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3">██</text:span><text:span text:style-name="T16">██</text:span><text:span text:style-name="T18">██</text:span><text:span text:style-name="T22">██</text:span><text:span text:style-name="T20">██</text:span><text:span text:style-name="T18">██</text:span><text:span text:style-name="T23">██</text:span><text:span text:style-name="T24">██</text:span><text:span text:style-name="T15">██</text:span><text:span text:style-name="T10">████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</text:span><text:span text:style-name="T13">████</text:span><text:span text:style-name="T15">██</text:span><text:span text:style-name="T12">██</text:span><text:span text:style-name="T25">██</text:span><text:span text:style-name="T18">████████</text:span><text:span text:style-name="T23">██</text:span><text:span text:style-name="T12">██</text:span><text:span text:style-name="T13">██</text:span><text:span text:style-name="T10">██████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</text:span><text:span text:style-name="T9">████████████</text:span><text:span text:style-name="T10">████</text:span><text:span text:style-name="T13">██████</text:span><text:span text:style-name="T15">████</text:span><text:span text:style-name="T17">██</text:span><text:span text:style-name="T26">██</text:span><text:span text:style-name="T18">██████████</text:span><text:span text:style-name="T12">██</text:span><text:span text:style-name="T15">██</text:span><text:span text:style-name="T13">████</text:span><text:span text:style-name="T10">██████</text:span><text:span text:style-name="T9">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██</text:span><text:span text:style-name="T9">████████████</text:span><text:span text:style-name="T10">████</text:span><text:span text:style-name="T13">██</text:span><text:span text:style-name="T15">██</text:span><text:span text:style-name="T12">████████</text:span><text:span text:style-name="T17">██</text:span><text:span text:style-name="T19">██</text:span><text:span text:style-name="T25">██</text:span><text:span text:style-name="T18">████████</text:span><text:span text:style-name="T27">██</text:span><text:span text:style-name="T19">██</text:span><text:span text:style-name="T17">██</text:span><text:span text:style-name="T12">██</text:span><text:span text:style-name="T13">██████</text:span><text:span text:style-name="T23">██</text:span><text:span text:style-name="T10">██</text:span><text:span text:style-name="T9">████</text:span><text:span text:style-name="T8">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██████</text:span><text:span text:style-name="T9">██████████</text:span><text:span text:style-name="T10">██████</text:span><text:span text:style-name="T13">██</text:span><text:span text:style-name="T15">██</text:span><text:span text:style-name="T27">██</text:span><text:span text:style-name="T18">██</text:span><text:span text:style-name="T14">██</text:span><text:span text:style-name="T19">██</text:span><text:span text:style-name="T18">██</text:span><text:span text:style-name="T28">██</text:span><text:span text:style-name="T18">████████████</text:span><text:span text:style-name="T20">██</text:span><text:span text:style-name="T18">██</text:span><text:span text:style-name="T27">██</text:span><text:span text:style-name="T18">██</text:span><text:span text:style-name="T12">██████</text:span><text:span text:style-name="T22">██</text:span><text:span text:style-name="T15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</text:span><text:span text:style-name="T9">████████</text:span><text:span text:style-name="T10">████████</text:span><text:span text:style-name="T13">████</text:span><text:span text:style-name="T15">██</text:span><text:span text:style-name="T14">██</text:span><text:span text:style-name="T18">████</text:span><text:span text:style-name="T24">██</text:span><text:span text:style-name="T18">██████████████████████</text:span><text:span text:style-name="T28">██</text:span><text:span text:style-name="T14">██</text:span><text:span text:style-name="T25">██</text:span><text:span text:style-name="T22">██</text:span><text:span text:style-name="T24">██</text:span><text:span text:style-name="T22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████</text:span><text:span text:style-name="T9">████</text:span><text:span text:style-name="T10">████████████</text:span><text:span text:style-name="T13">██████</text:span><text:span text:style-name="T12">██</text:span><text:span text:style-name="T19">██</text:span><text:span text:style-name="T18">████████████████████████████████████</text:span><text:span text:style-name="T21">██</text:span><text:span text:style-name="T17">██</text:span><text:span text:style-name="T10">██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</text:span><text:span text:style-name="T9">████</text:span><text:span text:style-name="T10">██████████████</text:span><text:span text:style-name="T13">██████</text:span><text:span text:style-name="T12">██</text:span><text:span text:style-name="T25">██</text:span><text:span text:style-name="T14">██</text:span><text:span text:style-name="T18">████████████████████████████████████</text:span><text:span text:style-name="T28">██</text:span><text:span text:style-name="T15">██</text:span><text:span text:style-name="T13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8">████████████████████</text:span><text:span text:style-name="T9">████</text:span><text:span text:style-name="T10">██</text:span><text:span text:style-name="T13">██████</text:span><text:span text:style-name="T10">██████</text:span><text:span text:style-name="T13">██████</text:span><text:span text:style-name="T15">████</text:span><text:span text:style-name="T29">██</text:span><text:span text:style-name="T18">████████████████████████████████████████</text:span><text:span text:style-name="T14">██</text:span><text:span text:style-name="T15">██</text:span><text:span text:style-name="T13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7">██</text:span><text:span text:style-name="T8">██████████████</text:span><text:span text:style-name="T9">██████</text:span><text:span text:style-name="T10">████</text:span><text:span text:style-name="T15">██</text:span><text:span text:style-name="T14">██</text:span><text:span text:style-name="T15">██████████████████</text:span><text:span text:style-name="T12">██</text:span><text:span text:style-name="T16">██</text:span><text:span text:style-name="T28">██</text:span><text:span text:style-name="T18">██████████████████████████████████████</text:span><text:span text:style-name="T30">██</text:span><text:span text:style-name="T17">██</text:span><text:span text:style-name="T11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7">██</text:span><text:span text:style-name="T8">████████</text:span><text:span text:style-name="T9">██████████</text:span><text:span text:style-name="T10">████</text:span><text:span text:style-name="T13">██</text:span><text:span text:style-name="T15">██</text:span><text:span text:style-name="T22">██</text:span><text:span text:style-name="T17">████</text:span><text:span text:style-name="T12">██</text:span><text:span text:style-name="T14">██</text:span><text:span text:style-name="T19">██</text:span><text:span text:style-name="T12">████████</text:span><text:span text:style-name="T19">██</text:span><text:span text:style-name="T18">██████████████████████████████████████████████</text:span><text:span text:style-name="T23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████</text:span><text:span text:style-name="T9">████████████</text:span><text:span text:style-name="T10">██████</text:span><text:span text:style-name="T13">██</text:span><text:span text:style-name="T15">██</text:span><text:span text:style-name="T19">██</text:span><text:span text:style-name="T24">██</text:span><text:span text:style-name="T28">██</text:span><text:span text:style-name="T14">██</text:span><text:span text:style-name="T27">██</text:span><text:span text:style-name="T18">██</text:span><text:span text:style-name="T27">██</text:span><text:span text:style-name="T16">██</text:span><text:span text:style-name="T17">████</text:span><text:span text:style-name="T16">██</text:span><text:span text:style-name="T21">██</text:span><text:span text:style-name="T18">██████████████████████████████████████████</text:span><text:span text:style-name="T22">██</text:span><text:span text:style-name="T12">██</text:span><text:span text:style-name="T13">██</text:span><text:span text:style-name="T9">████</text:span><text:span text:style-name="T8">██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██</text:span><text:span text:style-name="T9">████████████</text:span><text:span text:style-name="T10">████████</text:span><text:span text:style-name="T15">████</text:span><text:span text:style-name="T17">██</text:span><text:span text:style-name="T22">██</text:span><text:span text:style-name="T18">██</text:span><text:span text:style-name="T21">██</text:span><text:span text:style-name="T18">████████</text:span><text:span text:style-name="T27">██</text:span><text:span text:style-name="T16">██</text:span><text:span text:style-name="T27">██</text:span><text:span text:style-name="T18">████████████████████████████████████████████</text:span><text:span text:style-name="T25">██</text:span><text:span text:style-name="T12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</text:span><text:span text:style-name="T9">████████████</text:span><text:span text:style-name="T10">████████</text:span><text:span text:style-name="T13">██</text:span><text:span text:style-name="T15">██</text:span><text:span text:style-name="T12">██</text:span><text:span text:style-name="T16">██</text:span><text:span text:style-name="T23">██</text:span><text:span text:style-name="T18">██████████████</text:span><text:span text:style-name="T22">██</text:span><text:span text:style-name="T24">██</text:span><text:span text:style-name="T18">██████████████████████████████████████████████</text:span><text:span text:style-name="T15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9">████████████</text:span><text:span text:style-name="T10">██████</text:span><text:span text:style-name="T13">██</text:span><text:span text:style-name="T15">██</text:span><text:span text:style-name="T30">██</text:span><text:span text:style-name="T17">██</text:span><text:span text:style-name="T19">██</text:span><text:span text:style-name="T11">██</text:span><text:span text:style-name="T18">██████████████████</text:span><text:span text:style-name="T26">██</text:span><text:span text:style-name="T18">████████████████████████████████████████████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9">██████████</text:span><text:span text:style-name="T13">████████</text:span><text:span text:style-name="T15">██</text:span><text:span text:style-name="T12">██</text:span><text:span text:style-name="T14">██</text:span><text:span text:style-name="T27">██</text:span><text:span text:style-name="T25">██</text:span><text:span text:style-name="T26">██</text:span><text:span text:style-name="T18">████████████████████████████████████████████████████████████████</text:span><text:span text:style-name="T12">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10">████</text:span><text:span text:style-name="T13">██</text:span><text:span text:style-name="T15">██</text:span><text:span text:style-name="T12">██</text:span><text:span text:style-name="T15">██</text:span><text:span text:style-name="T13">██</text:span><text:span text:style-name="T15">██</text:span><text:span text:style-name="T12">████</text:span><text:span text:style-name="T19">██</text:span><text:span text:style-name="T25">██</text:span><text:span text:style-name="T18">████████████████████████████████████████████████████████████████████</text:span><text:span text:style-name="T19">██</text:span><text:span text:style-name="T15">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18"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">██</text:span><text:span text:style-name="T12">██</text:span><text:span text:style-name="T15">██</text:span><text:span text:style-name="T13">██</text:span><text:span text:style-name="T10">██</text:span><text:span text:style-name="T9">██████</text:span><text:span text:style-name="T8">██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10">████</text:span><text:span text:style-name="T13">██</text:span><text:span text:style-name="T15">██</text:span><text:span text:style-name="T12">██</text:span><text:span text:style-name="T15">██</text:span><text:span text:style-name="T13">██</text:span><text:span text:style-name="T15">██</text:span><text:span text:style-name="T12">████</text:span><text:span text:style-name="T19">██</text:span><text:span text:style-name="T25">██</text:span><text:span text:style-name="T18">████████████████████████████████████████████████████████████████████</text:span><text:span text:style-name="T19">██</text:span><text:span text:style-name="T15">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9">██████████</text:span><text:span text:style-name="T13">████████</text:span><text:span text:style-name="T15">██</text:span><text:span text:style-name="T12">██</text:span><text:span text:style-name="T14">██</text:span><text:span text:style-name="T27">██</text:span><text:span text:style-name="T25">██</text:span><text:span text:style-name="T26">██</text:span><text:span text:style-name="T18">████████████████████████████████████████████████████████████████</text:span><text:span text:style-name="T12">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9">████████████</text:span><text:span text:style-name="T10">██████</text:span><text:span text:style-name="T13">██</text:span><text:span text:style-name="T15">██</text:span><text:span text:style-name="T30">██</text:span><text:span text:style-name="T17">██</text:span><text:span text:style-name="T19">██</text:span><text:span text:style-name="T11">██</text:span><text:span text:style-name="T18">██████████████████</text:span><text:span text:style-name="T26">██</text:span><text:span text:style-name="T18">██████████████████████████████████████████████</text:span><text:span text:style-name="T13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</text:span><text:span text:style-name="T9">████████████</text:span><text:span text:style-name="T10">████████</text:span><text:span text:style-name="T13">██</text:span><text:span text:style-name="T15">██</text:span><text:span text:style-name="T12">██</text:span><text:span text:style-name="T16">██</text:span><text:span text:style-name="T23">██</text:span><text:span text:style-name="T18">██████████████</text:span><text:span text:style-name="T22">██</text:span><text:span text:style-name="T24">██</text:span><text:span text:style-name="T18">██████████████████████████████████████████████</text:span><text:span text:style-name="T15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██</text:span><text:span text:style-name="T9">████████████</text:span><text:span text:style-name="T10">████████</text:span><text:span text:style-name="T15">████</text:span><text:span text:style-name="T17">██</text:span><text:span text:style-name="T22">██</text:span><text:span text:style-name="T18">██</text:span><text:span text:style-name="T21">██</text:span><text:span text:style-name="T18">████████</text:span><text:span text:style-name="T27">██</text:span><text:span text:style-name="T16">██</text:span><text:span text:style-name="T27">██</text:span><text:span text:style-name="T18">████████████████████████████████████████████</text:span><text:span text:style-name="T25">██</text:span><text:span text:style-name="T12">██</text:span><text:span text:style-name="T10">██</text:span><text:span text:style-name="T9">██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8">██████</text:span><text:span text:style-name="T9">████████████</text:span><text:span text:style-name="T10">██████</text:span><text:span text:style-name="T13">██</text:span><text:span text:style-name="T15">██</text:span><text:span text:style-name="T19">██</text:span><text:span text:style-name="T24">██</text:span><text:span text:style-name="T28">██</text:span><text:span text:style-name="T14">██</text:span><text:span text:style-name="T27">██</text:span><text:span text:style-name="T18">██</text:span><text:span text:style-name="T27">██</text:span><text:span text:style-name="T16">██</text:span><text:span text:style-name="T17">████</text:span><text:span text:style-name="T16">██</text:span><text:span text:style-name="T21">██</text:span><text:span text:style-name="T18">██████████████████████████████████████████</text:span><text:span text:style-name="T22">██</text:span><text:span text:style-name="T12">██</text:span><text:span text:style-name="T13">██</text:span><text:span text:style-name="T9">████</text:span><text:span text:style-name="T8">██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7">██</text:span><text:span text:style-name="T8">████████</text:span><text:span text:style-name="T9">██████████</text:span><text:span text:style-name="T10">████</text:span><text:span text:style-name="T13">██</text:span><text:span text:style-name="T15">██</text:span><text:span text:style-name="T22">██</text:span><text:span text:style-name="T17">████</text:span><text:span text:style-name="T12">██</text:span><text:span text:style-name="T14">██</text:span><text:span text:style-name="T19">██</text:span><text:span text:style-name="T12">████████</text:span><text:span text:style-name="T19">██</text:span><text:span text:style-name="T18">██████████████████████████████████████████████</text:span><text:span text:style-name="T23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</text:span><text:span text:style-name="T7">██</text:span><text:span text:style-name="T8">██████████████</text:span><text:span text:style-name="T9">██████</text:span><text:span text:style-name="T10">████</text:span><text:span text:style-name="T15">██</text:span><text:span text:style-name="T14">██</text:span><text:span text:style-name="T15">██████████████████</text:span><text:span text:style-name="T12">██</text:span><text:span text:style-name="T16">██</text:span><text:span text:style-name="T28">██</text:span><text:span text:style-name="T18">██████████████████████████████████████</text:span><text:span text:style-name="T30">██</text:span><text:span text:style-name="T17">██</text:span><text:span text:style-name="T11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8">████████████████████</text:span><text:span text:style-name="T9">████</text:span><text:span text:style-name="T10">██</text:span><text:span text:style-name="T13">██████</text:span><text:span text:style-name="T10">██████</text:span><text:span text:style-name="T13">██████</text:span><text:span text:style-name="T15">████</text:span><text:span text:style-name="T29">██</text:span><text:span text:style-name="T18">████████████████████████████████████████</text:span><text:span text:style-name="T14">██</text:span><text:span text:style-name="T15">██</text:span><text:span text:style-name="T13">██</text:span><text:span text:style-name="T10">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</text:span><text:span text:style-name="T9">████</text:span><text:span text:style-name="T10">██████████████</text:span><text:span text:style-name="T13">██████</text:span><text:span text:style-name="T12">██</text:span><text:span text:style-name="T25">██</text:span><text:span text:style-name="T14">██</text:span><text:span text:style-name="T18">████████████████████████████████████</text:span><text:span text:style-name="T28">██</text:span><text:span text:style-name="T15">██</text:span><text:span text:style-name="T13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████</text:span><text:span text:style-name="T9">████</text:span><text:span text:style-name="T10">████████████</text:span><text:span text:style-name="T13">██████</text:span><text:span text:style-name="T12">██</text:span><text:span text:style-name="T19">██</text:span><text:span text:style-name="T18">████████████████████████████████████</text:span><text:span text:style-name="T21">██</text:span><text:span text:style-name="T17">██</text:span><text:span text:style-name="T10">██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</text:span><text:span text:style-name="T9">████████</text:span><text:span text:style-name="T10">████████</text:span><text:span text:style-name="T13">████</text:span><text:span text:style-name="T15">██</text:span><text:span text:style-name="T14">██</text:span><text:span text:style-name="T18">████</text:span><text:span text:style-name="T24">██</text:span><text:span text:style-name="T18">██████████████████████</text:span><text:span text:style-name="T28">██</text:span><text:span text:style-name="T14">██</text:span><text:span text:style-name="T25">██</text:span><text:span text:style-name="T22">██</text:span><text:span text:style-name="T24">██</text:span><text:span text:style-name="T22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</text:span><text:span text:style-name="T8">████████████████████████████</text:span><text:span text:style-name="T9">██████████</text:span><text:span text:style-name="T10">██████</text:span><text:span text:style-name="T13">██</text:span><text:span text:style-name="T15">██</text:span><text:span text:style-name="T27">██</text:span><text:span text:style-name="T18">██</text:span><text:span text:style-name="T14">██</text:span><text:span text:style-name="T19">██</text:span><text:span text:style-name="T18">██</text:span><text:span text:style-name="T28">██</text:span><text:span text:style-name="T18">████████████</text:span><text:span text:style-name="T20">██</text:span><text:span text:style-name="T18">██</text:span><text:span text:style-name="T27">██</text:span><text:span text:style-name="T18">██</text:span><text:span text:style-name="T12">██████</text:span><text:span text:style-name="T22">██</text:span><text:span text:style-name="T15">██</text:span><text:span text:style-name="T10">██</text:span><text:span text:style-name="T9">██</text:span><text:span text:style-name="T8">████████████</text:span><text:span text:style-name="T7">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██</text:span><text:span text:style-name="T9">████████████</text:span><text:span text:style-name="T10">████</text:span><text:span text:style-name="T13">██</text:span><text:span text:style-name="T15">██</text:span><text:span text:style-name="T12">████████</text:span><text:span text:style-name="T17">██</text:span><text:span text:style-name="T19">██</text:span><text:span text:style-name="T25">██</text:span><text:span text:style-name="T18">████████</text:span><text:span text:style-name="T27">██</text:span><text:span text:style-name="T19">██</text:span><text:span text:style-name="T17">██</text:span><text:span text:style-name="T12">██</text:span><text:span text:style-name="T13">██████</text:span><text:span text:style-name="T23">██</text:span><text:span text:style-name="T10">██</text:span><text:span text:style-name="T9">████</text:span><text:span text:style-name="T8">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</text:span><text:span text:style-name="T9">████████████</text:span><text:span text:style-name="T10">████</text:span><text:span text:style-name="T13">██████</text:span><text:span text:style-name="T15">████</text:span><text:span text:style-name="T17">██</text:span><text:span text:style-name="T26">██</text:span><text:span text:style-name="T18">██████████</text:span><text:span text:style-name="T12">██</text:span><text:span text:style-name="T15">██</text:span><text:span text:style-name="T13">████</text:span><text:span text:style-name="T10">██████</text:span><text:span text:style-name="T9">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</text:span><text:span text:style-name="T7">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</text:span><text:span text:style-name="T13">████</text:span><text:span text:style-name="T15">██</text:span><text:span text:style-name="T12">██</text:span><text:span text:style-name="T25">██</text:span><text:span text:style-name="T18">████████</text:span><text:span text:style-name="T23">██</text:span><text:span text:style-name="T12">██</text:span><text:span text:style-name="T13">██</text:span><text:span text:style-name="T10">████████</text:span><text:span text:style-name="T9">████</text:span><text:span text:style-name="T8">████████████</text:span><text:span text:style-name="T7">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3">██</text:span><text:span text:style-name="T16">██</text:span><text:span text:style-name="T18">██</text:span><text:span text:style-name="T22">██</text:span><text:span text:style-name="T20">██</text:span><text:span text:style-name="T18">██</text:span><text:span text:style-name="T23">██</text:span><text:span text:style-name="T24">██</text:span><text:span text:style-name="T15">██</text:span><text:span text:style-name="T10">████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</text:span><text:span text:style-name="T7">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3">██</text:span><text:span text:style-name="T12">██</text:span><text:span text:style-name="T17">██</text:span><text:span text:style-name="T18">██</text:span><text:span text:style-name="T21">██</text:span><text:span text:style-name="T16">██</text:span><text:span text:style-name="T12">██</text:span><text:span text:style-name="T13">██</text:span><text:span text:style-name="T10">██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</text:span><text:span text:style-name="T7">████████</text:span><text:span text:style-name="T8">████████████████████████████████</text:span><text:span text:style-name="T9">██████████████</text:span><text:span text:style-name="T10">██████</text:span><text:span text:style-name="T15">██</text:span><text:span text:style-name="T12">██</text:span><text:span text:style-name="T19">██</text:span><text:span text:style-name="T20">██</text:span><text:span text:style-name="T19">██</text:span><text:span text:style-name="T15">██</text:span><text:span text:style-name="T13">██</text:span><text:span text:style-name="T10">██</text:span><text:span text:style-name="T9">████████</text:span><text:span text:style-name="T8">██████████</text:span><text:span text:style-name="T7">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</text:span><text:span text:style-name="T7">██████████</text:span><text:span text:style-name="T8">████████████████████████████████</text:span><text:span text:style-name="T9">████████████</text:span><text:span text:style-name="T10">████</text:span><text:span text:style-name="T13">██</text:span><text:span text:style-name="T15">██</text:span><text:span text:style-name="T16">██</text:span><text:span text:style-name="T17">██</text:span><text:span text:style-name="T16">██</text:span><text:span text:style-name="T18">██</text:span><text:span text:style-name="T10">██</text:span><text:span text:style-name="T9">██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</text:span><text:span text:style-name="T7">████████████</text:span><text:span text:style-name="T8">████████████████████████████████</text:span><text:span text:style-name="T9">████████████</text:span><text:span text:style-name="T10">██</text:span><text:span text:style-name="T13">██</text:span><text:span text:style-name="T12">██</text:span><text:span text:style-name="T14">██</text:span><text:span text:style-name="T13">████</text:span><text:span text:style-name="T10">██</text:span><text:span text:style-name="T9">██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</text:span><text:span text:style-name="T7">██████████████</text:span><text:span text:style-name="T8">████████████████████████████████</text:span><text:span text:style-name="T9">██████████</text:span><text:span text:style-name="T10">██</text:span><text:span text:style-name="T11">██</text:span><text:span text:style-name="T12">██</text:span><text:span text:style-name="T10">████</text:span><text:span text:style-name="T9">██████</text:span><text:span text:style-name="T8">████████</text:span><text:span text:style-name="T7">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</text:span><text:span text:style-name="T7">██████████████</text:span><text:span text:style-name="T8">████████████████████████████████████</text:span><text:span text:style-name="T9">████████</text:span><text:span text:style-name="T10">██</text:span><text:span text:style-name="T9">██████</text:span><text:span text:style-name="T8">██████████</text:span><text:span text:style-name="T7">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</text:span><text:span text:style-name="T7">██████████████████</text:span><text:span text:style-name="T8">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</text:span><text:span text:style-name="T8">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</text:span><text:span text:style-name="T8">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 <text:line-break/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">██████████████████████████████████</text:span>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text:line-break/><text:line-break/></text:span><text:span text:style-name="T31"><text:line-break/></text:span><text:span text:style-name="T1">[</text:span><text:span text:style-name="T2">0</text:span><text:span text:style-name="T1">][</text:span><text:span text:style-name="T3">buddha@tuxedo </text:span><text:span text:style-name="T4">math_research</text:span><text:span text:style-name="T1">]$ python3 mandelbrot.py -3 -2 3 2 0.05 2 2 "#" </text:span><text:span text:style-name="T5">0</text:span><text:span text:style-name="T31"><text:line-break/></text:span><text:span text:style-name="T6">########################################################################################################################</text:span><text:span text:style-name="T7">##</text:span><text:span text:style-name="T6">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</text:span><text:span text:style-name="T7">##################################</text:span><text:span text:style-name="T6">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</text:span><text:span text:style-name="T7">##################################################</text:span><text:span text:style-name="T6">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</text:span><text:span text:style-name="T7">##############################################################</text:span><text:span text:style-name="T6">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</text:span><text:span text:style-name="T7">######################################################################</text:span><text:span text:style-name="T6">###################################################################################### </text:span><text:span text:style-name="T31"><text:line-break/></text:span><text:span text:style-name="T6">##################################################################################</text:span><text:span text:style-name="T7">##############################################################################</text:span><text:span text:style-name="T6">################################################################################## </text:span><text:span text:style-name="T31"><text:line-break/></text:span><text:span text:style-name="T6">##############################################################################</text:span><text:span text:style-name="T7">######################################################################################</text:span><text:span text:style-name="T6">############################################################################## </text:span><text:span text:style-name="T31"><text:line-break/></text:span><text:span text:style-name="T6">############################################################################</text:span><text:span text:style-name="T7">##########################################################################################</text:span><text:span text:style-name="T6">############################################################################ </text:span><text:span text:style-name="T31"><text:line-break/></text:span><text:span text:style-name="T6">##########################################################################</text:span><text:span text:style-name="T7">################################################################################################</text:span><text:span text:style-name="T6">######################################################################## </text:span><text:span text:style-name="T31"><text:line-break/></text:span><text:span text:style-name="T6">######################################################################</text:span><text:span text:style-name="T7">######################################################################################################</text:span><text:span text:style-name="T6">###################################################################### </text:span><text:span text:style-name="T31"><text:line-break/></text:span><text:span text:style-name="T6">####################################################################</text:span><text:span text:style-name="T7">##########################################################################################################</text:span><text:span text:style-name="T6">#################################################################### </text:span><text:span text:style-name="T31"><text:line-break/></text:span><text:span text:style-name="T6">##################################################################</text:span><text:span text:style-name="T7">##############################################################################################################</text:span><text:span text:style-name="T6">################################################################## </text:span><text:span text:style-name="T31"><text:line-break/></text:span><text:span text:style-name="T6">################################################################</text:span><text:span text:style-name="T7">##################################################################################################################</text:span><text:span text:style-name="T6">################################################################ </text:span><text:span text:style-name="T31"><text:line-break/></text:span><text:span text:style-name="T6">##############################################################</text:span><text:span text:style-name="T7">######################################################################################################################</text:span><text:span text:style-name="T6">############################################################## </text:span><text:span text:style-name="T31"><text:line-break/></text:span><text:span text:style-name="T6">############################################################</text:span><text:span text:style-name="T7">##############################</text:span><text:span text:style-name="T8">######################</text:span><text:span text:style-name="T7">######################################################################</text:span><text:span text:style-name="T6">############################################################ </text:span><text:span text:style-name="T31"><text:line-break/></text:span><text:span text:style-name="T6">##########################################################</text:span><text:span text:style-name="T7">########################</text:span><text:span text:style-name="T8">######################################</text:span><text:span text:style-name="T7">################################################################</text:span><text:span text:style-name="T6">########################################################## </text:span><text:span text:style-name="T31"><text:line-break/></text:span><text:span text:style-name="T6">##########################################################</text:span><text:span text:style-name="T7">##################</text:span><text:span text:style-name="T8">##################################################</text:span><text:span text:style-name="T7">############################################################</text:span><text:span text:style-name="T6">######################################################## </text:span><text:span text:style-name="T31"><text:line-break/></text:span><text:span text:style-name="T6">########################################################</text:span><text:span text:style-name="T7">##############</text:span><text:span text:style-name="T8">####################################</text:span><text:span text:style-name="T9">########</text:span><text:span text:style-name="T10">##</text:span><text:span text:style-name="T9">######</text:span><text:span text:style-name="T8">##########</text:span><text:span text:style-name="T7">######################################################</text:span><text:span text:style-name="T6">######################################################## </text:span><text:span text:style-name="T31"><text:line-break/></text:span><text:span text:style-name="T6">######################################################</text:span><text:span text:style-name="T7">##############</text:span><text:span text:style-name="T8">################################</text:span><text:span text:style-name="T9">##########</text:span><text:span text:style-name="T10">##</text:span><text:span text:style-name="T11">##</text:span><text:span text:style-name="T12">##</text:span><text:span text:style-name="T10">####</text:span><text:span text:style-name="T9">######</text:span><text:span text:style-name="T8">########</text:span><text:span text:style-name="T7">######################################################</text:span><text:span text:style-name="T6">###################################################### </text:span><text:span text:style-name="T31"><text:line-break/></text:span><text:span text:style-name="T6">####################################################</text:span><text:span text:style-name="T7">############</text:span><text:span text:style-name="T8">################################</text:span><text:span text:style-name="T9">############</text:span><text:span text:style-name="T10">##</text:span><text:span text:style-name="T13">##</text:span><text:span text:style-name="T12">##</text:span><text:span text:style-name="T14">##</text:span><text:span text:style-name="T13">####</text:span><text:span text:style-name="T10">##</text:span><text:span text:style-name="T9">########</text:span><text:span text:style-name="T8">########</text:span><text:span text:style-name="T7">####################################################</text:span><text:span text:style-name="T6">#################################################### </text:span><text:span text:style-name="T31"><text:line-break/></text:span><text:span text:style-name="T6">####################################################</text:span><text:span text:style-name="T7">##########</text:span><text:span text:style-name="T8">################################</text:span><text:span text:style-name="T9">############</text:span><text:span text:style-name="T10">####</text:span><text:span text:style-name="T13">##</text:span><text:span text:style-name="T15">##</text:span><text:span text:style-name="T16">##</text:span><text:span text:style-name="T17">##</text:span><text:span text:style-name="T16">##</text:span><text:span text:style-name="T18">##</text:span><text:span text:style-name="T10">##</text:span><text:span text:style-name="T9">########</text:span><text:span text:style-name="T8">########</text:span><text:span text:style-name="T7">##################################################</text:span><text:span text:style-name="T6">#################################################### </text:span><text:span text:style-name="T31"><text:line-break/></text:span><text:span text:style-name="T6">##################################################</text:span><text:span text:style-name="T7">########</text:span><text:span text:style-name="T8">################################</text:span><text:span text:style-name="T9">##############</text:span><text:span text:style-name="T10">######</text:span><text:span text:style-name="T15">##</text:span><text:span text:style-name="T12">##</text:span><text:span text:style-name="T19">##</text:span><text:span text:style-name="T20">##</text:span><text:span text:style-name="T19">##</text:span><text:span text:style-name="T15">##</text:span><text:span text:style-name="T13">##</text:span><text:span text:style-name="T10">##</text:span><text:span text:style-name="T9">########</text:span><text:span text:style-name="T8">##########</text:span><text:span text:style-name="T7">################################################</text:span><text:span text:style-name="T6">################################################## </text:span><text:span text:style-name="T31"><text:line-break/></text:span><text:span text:style-name="T6">##################################################</text:span><text:span text:style-name="T7">######</text:span><text:span text:style-name="T8">################################</text:span><text:span text:style-name="T9">##############</text:span><text:span text:style-name="T10">######</text:span><text:span text:style-name="T13">##</text:span><text:span text:style-name="T12">##</text:span><text:span text:style-name="T17">##</text:span><text:span text:style-name="T18">##</text:span><text:span text:style-name="T21">##</text:span><text:span text:style-name="T16">##</text:span><text:span text:style-name="T12">##</text:span><text:span text:style-name="T13">##</text:span><text:span text:style-name="T10">####</text:span><text:span text:style-name="T9">########</text:span><text:span text:style-name="T8">##########</text:span><text:span text:style-name="T7">##############################################</text:span><text:span text:style-name="T6">################################################## </text:span><text:span text:style-name="T31"><text:line-break/></text:span><text:span text:style-name="T6">################################################</text:span><text:span text:style-name="T7">######</text:span><text:span text:style-name="T8">################################</text:span><text:span text:style-name="T9">##############</text:span><text:span text:style-name="T10">######</text:span><text:span text:style-name="T13">##</text:span><text:span text:style-name="T16">##</text:span><text:span text:style-name="T18">##</text:span><text:span text:style-name="T22">##</text:span><text:span text:style-name="T20">##</text:span><text:span text:style-name="T18">##</text:span><text:span text:style-name="T23">##</text:span><text:span text:style-name="T24">##</text:span><text:span text:style-name="T15">##</text:span><text:span text:style-name="T10">######</text:span><text:span text:style-name="T9">########</text:span><text:span text:style-name="T8">##########</text:span><text:span text:style-name="T7">##############################################</text:span><text:span text:style-name="T6">################################################ </text:span><text:span text:style-name="T31"><text:line-break/></text:span><text:span text:style-name="T6">################################################</text:span><text:span text:style-name="T7">####</text:span><text:span text:style-name="T8">################################</text:span><text:span text:style-name="T9">##############</text:span><text:span text:style-name="T10">####</text:span><text:span text:style-name="T13">####</text:span><text:span text:style-name="T15">##</text:span><text:span text:style-name="T12">##</text:span><text:span text:style-name="T25">##</text:span><text:span text:style-name="T18">########</text:span><text:span text:style-name="T23">##</text:span><text:span text:style-name="T12">##</text:span><text:span text:style-name="T13">##</text:span><text:span text:style-name="T10">########</text:span><text:span text:style-name="T9">####</text:span><text:span text:style-name="T8">############</text:span><text:span text:style-name="T7">############################################</text:span><text:span text:style-name="T6">################################################ </text:span><text:span text:style-name="T31"><text:line-break/></text:span><text:span text:style-name="T6">##############################################</text:span><text:span text:style-name="T7">######</text:span><text:span text:style-name="T8">##############################</text:span><text:span text:style-name="T9">############</text:span><text:span text:style-name="T10">####</text:span><text:span text:style-name="T13">######</text:span><text:span text:style-name="T15">####</text:span><text:span text:style-name="T17">##</text:span><text:span text:style-name="T26">##</text:span><text:span text:style-name="T18">##########</text:span><text:span text:style-name="T12">##</text:span><text:span text:style-name="T15">##</text:span><text:span text:style-name="T13">####</text:span><text:span text:style-name="T10">######</text:span><text:span text:style-name="T9">####</text:span><text:span text:style-name="T8">##########</text:span><text:span text:style-name="T7">####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##</text:span><text:span text:style-name="T7">####</text:span><text:span text:style-name="T8">############################</text:span><text:span text:style-name="T9">############</text:span><text:span text:style-name="T10">####</text:span><text:span text:style-name="T13">##</text:span><text:span text:style-name="T15">##</text:span><text:span text:style-name="T12">########</text:span><text:span text:style-name="T17">##</text:span><text:span text:style-name="T19">##</text:span><text:span text:style-name="T25">##</text:span><text:span text:style-name="T18">########</text:span><text:span text:style-name="T27">##</text:span><text:span text:style-name="T19">##</text:span><text:span text:style-name="T17">##</text:span><text:span text:style-name="T12">##</text:span><text:span text:style-name="T13">######</text:span><text:span text:style-name="T23">##</text:span><text:span text:style-name="T10">##</text:span><text:span text:style-name="T9">####</text:span><text:span text:style-name="T8">##########</text:span><text:span text:style-name="T7">##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##</text:span><text:span text:style-name="T7">##</text:span><text:span text:style-name="T8">############################</text:span><text:span text:style-name="T9">##########</text:span><text:span text:style-name="T10">######</text:span><text:span text:style-name="T13">##</text:span><text:span text:style-name="T15">##</text:span><text:span text:style-name="T27">##</text:span><text:span text:style-name="T18">##</text:span><text:span text:style-name="T14">##</text:span><text:span text:style-name="T19">##</text:span><text:span text:style-name="T18">##</text:span><text:span text:style-name="T28">##</text:span><text:span text:style-name="T18">############</text:span><text:span text:style-name="T20">##</text:span><text:span text:style-name="T18">##</text:span><text:span text:style-name="T27">##</text:span><text:span text:style-name="T18">##</text:span><text:span text:style-name="T12">######</text:span><text:span text:style-name="T22">##</text:span><text:span text:style-name="T15">##</text:span><text:span text:style-name="T10">##</text:span><text:span text:style-name="T9">##</text:span><text:span text:style-name="T8">############</text:span><text:span text:style-name="T7">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</text:span><text:span text:style-name="T7">####</text:span><text:span text:style-name="T8">##########################</text:span><text:span text:style-name="T9">########</text:span><text:span text:style-name="T10">########</text:span><text:span text:style-name="T13">####</text:span><text:span text:style-name="T15">##</text:span><text:span text:style-name="T14">##</text:span><text:span text:style-name="T18">####</text:span><text:span text:style-name="T24">##</text:span><text:span text:style-name="T18">######################</text:span><text:span text:style-name="T28">##</text:span><text:span text:style-name="T14">##</text:span><text:span text:style-name="T25">##</text:span><text:span text:style-name="T22">##</text:span><text:span text:style-name="T24">##</text:span><text:span text:style-name="T22">##</text:span><text:span text:style-name="T10">##</text:span><text:span text:style-name="T9">##</text:span><text:span text:style-name="T8">############</text:span><text:span text:style-name="T7">##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7">##</text:span><text:span text:style-name="T8">##########################</text:span><text:span text:style-name="T9">####</text:span><text:span text:style-name="T10">############</text:span><text:span text:style-name="T13">######</text:span><text:span text:style-name="T12">##</text:span><text:span text:style-name="T19">##</text:span><text:span text:style-name="T18">####################################</text:span><text:span text:style-name="T21">##</text:span><text:span text:style-name="T17">##</text:span><text:span text:style-name="T10">####</text:span><text:span text:style-name="T9">##</text:span><text:span text:style-name="T8">############</text:span><text:span text:style-name="T7">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7">##</text:span><text:span text:style-name="T8">######################</text:span><text:span text:style-name="T9">####</text:span><text:span text:style-name="T10">##############</text:span><text:span text:style-name="T13">######</text:span><text:span text:style-name="T12">##</text:span><text:span text:style-name="T25">##</text:span><text:span text:style-name="T14">##</text:span><text:span text:style-name="T18">####################################</text:span><text:span text:style-name="T28">##</text:span><text:span text:style-name="T15">##</text:span><text:span text:style-name="T13">##</text:span><text:span text:style-name="T10">##</text:span><text:span text:style-name="T9">##</text:span><text:span text:style-name="T8">############</text:span><text:span text:style-name="T7">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8">####################</text:span><text:span text:style-name="T9">####</text:span><text:span text:style-name="T10">##</text:span><text:span text:style-name="T13">######</text:span><text:span text:style-name="T10">######</text:span><text:span text:style-name="T13">######</text:span><text:span text:style-name="T15">####</text:span><text:span text:style-name="T29">##</text:span><text:span text:style-name="T18">########################################</text:span><text:span text:style-name="T14">##</text:span><text:span text:style-name="T15">##</text:span><text:span text:style-name="T13">##</text:span><text:span text:style-name="T10">##</text:span><text:span text:style-name="T9">####</text:span><text:span text:style-name="T8">############</text:span><text:span text:style-name="T7">########################################</text:span><text:span text:style-name="T6">############################################ </text:span><text:span text:style-name="T31"><text:line-break/></text:span><text:span text:style-name="T6">##########################################</text:span><text:span text:style-name="T7">##</text:span><text:span text:style-name="T8">##############</text:span><text:span text:style-name="T9">######</text:span><text:span text:style-name="T10">####</text:span><text:span text:style-name="T15">##</text:span><text:span text:style-name="T14">##</text:span><text:span text:style-name="T15">##################</text:span><text:span text:style-name="T12">##</text:span><text:span text:style-name="T16">##</text:span><text:span text:style-name="T28">##</text:span><text:span text:style-name="T18">######################################</text:span><text:span text:style-name="T30">##</text:span><text:span text:style-name="T17">##</text:span><text:span text:style-name="T11">##</text:span><text:span text:style-name="T10">##</text:span><text:span text:style-name="T9">####</text:span><text:span text:style-name="T8">############</text:span><text:span text:style-name="T7">##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7">##</text:span><text:span text:style-name="T8">########</text:span><text:span text:style-name="T9">##########</text:span><text:span text:style-name="T10">####</text:span><text:span text:style-name="T13">##</text:span><text:span text:style-name="T15">##</text:span><text:span text:style-name="T22">##</text:span><text:span text:style-name="T17">####</text:span><text:span text:style-name="T12">##</text:span><text:span text:style-name="T14">##</text:span><text:span text:style-name="T19">##</text:span><text:span text:style-name="T12">########</text:span><text:span text:style-name="T19">##</text:span><text:span text:style-name="T18">##############################################</text:span><text:span text:style-name="T23">##</text:span><text:span text:style-name="T10">##</text:span><text:span text:style-name="T9">####</text:span><text:span text:style-name="T8">############</text:span><text:span text:style-name="T7">##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####</text:span><text:span text:style-name="T9">############</text:span><text:span text:style-name="T10">######</text:span><text:span text:style-name="T13">##</text:span><text:span text:style-name="T15">##</text:span><text:span text:style-name="T19">##</text:span><text:span text:style-name="T24">##</text:span><text:span text:style-name="T28">##</text:span><text:span text:style-name="T14">##</text:span><text:span text:style-name="T27">##</text:span><text:span text:style-name="T18">##</text:span><text:span text:style-name="T27">##</text:span><text:span text:style-name="T16">##</text:span><text:span text:style-name="T17">####</text:span><text:span text:style-name="T16">##</text:span><text:span text:style-name="T21">##</text:span><text:span text:style-name="T18">##########################################</text:span><text:span text:style-name="T22">##</text:span><text:span text:style-name="T12">##</text:span><text:span text:style-name="T13">##</text:span><text:span text:style-name="T9">####</text:span><text:span text:style-name="T8">##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##</text:span><text:span text:style-name="T9">############</text:span><text:span text:style-name="T10">########</text:span><text:span text:style-name="T15">####</text:span><text:span text:style-name="T17">##</text:span><text:span text:style-name="T22">##</text:span><text:span text:style-name="T18">##</text:span><text:span text:style-name="T21">##</text:span><text:span text:style-name="T18">########</text:span><text:span text:style-name="T27">##</text:span><text:span text:style-name="T16">##</text:span><text:span text:style-name="T27">##</text:span><text:span text:style-name="T18">############################################</text:span><text:span text:style-name="T25">##</text:span><text:span text:style-name="T12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</text:span><text:span text:style-name="T9">############</text:span><text:span text:style-name="T10">########</text:span><text:span text:style-name="T13">##</text:span><text:span text:style-name="T15">##</text:span><text:span text:style-name="T12">##</text:span><text:span text:style-name="T16">##</text:span><text:span text:style-name="T23">##</text:span><text:span text:style-name="T18">##############</text:span><text:span text:style-name="T22">##</text:span><text:span text:style-name="T24">##</text:span><text:span text:style-name="T18">##############################################</text:span><text:span text:style-name="T15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9">############</text:span><text:span text:style-name="T10">######</text:span><text:span text:style-name="T13">##</text:span><text:span text:style-name="T15">##</text:span><text:span text:style-name="T30">##</text:span><text:span text:style-name="T17">##</text:span><text:span text:style-name="T19">##</text:span><text:span text:style-name="T11">##</text:span><text:span text:style-name="T18">##################</text:span><text:span text:style-name="T26">##</text:span><text:span text:style-name="T18">############################################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9">##########</text:span><text:span text:style-name="T13">########</text:span><text:span text:style-name="T15">##</text:span><text:span text:style-name="T12">##</text:span><text:span text:style-name="T14">##</text:span><text:span text:style-name="T27">##</text:span><text:span text:style-name="T25">##</text:span><text:span text:style-name="T26">##</text:span><text:span text:style-name="T18">################################################################</text:span><text:span text:style-name="T12">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10">####</text:span><text:span text:style-name="T13">##</text:span><text:span text:style-name="T15">##</text:span><text:span text:style-name="T12">##</text:span><text:span text:style-name="T15">##</text:span><text:span text:style-name="T13">##</text:span><text:span text:style-name="T15">##</text:span><text:span text:style-name="T12">####</text:span><text:span text:style-name="T19">##</text:span><text:span text:style-name="T25">##</text:span><text:span text:style-name="T18">####################################################################</text:span><text:span text:style-name="T19">##</text:span><text:span text:style-name="T15">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18">##########################################################################################</text:span><text:span text:style-name="T14">##</text:span><text:span text:style-name="T12">##</text:span><text:span text:style-name="T15">##</text:span><text:span text:style-name="T13">##</text:span><text:span text:style-name="T10">##</text:span><text:span text:style-name="T9">######</text:span><text:span text:style-name="T8">##############</text:span><text:span text:style-name="T7">########################################</text:span><text:span text:style-name="T6">######################################## </text:span><text:span text:style-name="T31"><text:line-break/></text:span><text:span text:style-name="T6">##########################################</text:span><text:span text:style-name="T10">####</text:span><text:span text:style-name="T13">##</text:span><text:span text:style-name="T15">##</text:span><text:span text:style-name="T12">##</text:span><text:span text:style-name="T15">##</text:span><text:span text:style-name="T13">##</text:span><text:span text:style-name="T15">##</text:span><text:span text:style-name="T12">####</text:span><text:span text:style-name="T19">##</text:span><text:span text:style-name="T25">##</text:span><text:span text:style-name="T18">####################################################################</text:span><text:span text:style-name="T19">##</text:span><text:span text:style-name="T15">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9">##########</text:span><text:span text:style-name="T13">########</text:span><text:span text:style-name="T15">##</text:span><text:span text:style-name="T12">##</text:span><text:span text:style-name="T14">##</text:span><text:span text:style-name="T27">##</text:span><text:span text:style-name="T25">##</text:span><text:span text:style-name="T26">##</text:span><text:span text:style-name="T18">################################################################</text:span><text:span text:style-name="T12">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9">############</text:span><text:span text:style-name="T10">######</text:span><text:span text:style-name="T13">##</text:span><text:span text:style-name="T15">##</text:span><text:span text:style-name="T30">##</text:span><text:span text:style-name="T17">##</text:span><text:span text:style-name="T19">##</text:span><text:span text:style-name="T11">##</text:span><text:span text:style-name="T18">##################</text:span><text:span text:style-name="T26">##</text:span><text:span text:style-name="T18">##############################################</text:span><text:span text:style-name="T13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</text:span><text:span text:style-name="T9">############</text:span><text:span text:style-name="T10">########</text:span><text:span text:style-name="T13">##</text:span><text:span text:style-name="T15">##</text:span><text:span text:style-name="T12">##</text:span><text:span text:style-name="T16">##</text:span><text:span text:style-name="T23">##</text:span><text:span text:style-name="T18">##############</text:span><text:span text:style-name="T22">##</text:span><text:span text:style-name="T24">##</text:span><text:span text:style-name="T18">##############################################</text:span><text:span text:style-name="T15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##</text:span><text:span text:style-name="T9">############</text:span><text:span text:style-name="T10">########</text:span><text:span text:style-name="T15">####</text:span><text:span text:style-name="T17">##</text:span><text:span text:style-name="T22">##</text:span><text:span text:style-name="T18">##</text:span><text:span text:style-name="T21">##</text:span><text:span text:style-name="T18">########</text:span><text:span text:style-name="T27">##</text:span><text:span text:style-name="T16">##</text:span><text:span text:style-name="T27">##</text:span><text:span text:style-name="T18">############################################</text:span><text:span text:style-name="T25">##</text:span><text:span text:style-name="T12">##</text:span><text:span text:style-name="T10">##</text:span><text:span text:style-name="T9">######</text:span><text:span text:style-name="T8">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8">######</text:span><text:span text:style-name="T9">############</text:span><text:span text:style-name="T10">######</text:span><text:span text:style-name="T13">##</text:span><text:span text:style-name="T15">##</text:span><text:span text:style-name="T19">##</text:span><text:span text:style-name="T24">##</text:span><text:span text:style-name="T28">##</text:span><text:span text:style-name="T14">##</text:span><text:span text:style-name="T27">##</text:span><text:span text:style-name="T18">##</text:span><text:span text:style-name="T27">##</text:span><text:span text:style-name="T16">##</text:span><text:span text:style-name="T17">####</text:span><text:span text:style-name="T16">##</text:span><text:span text:style-name="T21">##</text:span><text:span text:style-name="T18">##########################################</text:span><text:span text:style-name="T22">##</text:span><text:span text:style-name="T12">##</text:span><text:span text:style-name="T13">##</text:span><text:span text:style-name="T9">####</text:span><text:span text:style-name="T8">##############</text:span><text:span text:style-name="T7">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7">##</text:span><text:span text:style-name="T8">########</text:span><text:span text:style-name="T9">##########</text:span><text:span text:style-name="T10">####</text:span><text:span text:style-name="T13">##</text:span><text:span text:style-name="T15">##</text:span><text:span text:style-name="T22">##</text:span><text:span text:style-name="T17">####</text:span><text:span text:style-name="T12">##</text:span><text:span text:style-name="T14">##</text:span><text:span text:style-name="T19">##</text:span><text:span text:style-name="T12">########</text:span><text:span text:style-name="T19">##</text:span><text:span text:style-name="T18">##############################################</text:span><text:span text:style-name="T23">##</text:span><text:span text:style-name="T10">##</text:span><text:span text:style-name="T9">####</text:span><text:span text:style-name="T8">############</text:span><text:span text:style-name="T7">##########################################</text:span><text:span text:style-name="T6">########################################## </text:span><text:span text:style-name="T31"><text:line-break/></text:span><text:span text:style-name="T6">##########################################</text:span><text:span text:style-name="T7">##</text:span><text:span text:style-name="T8">##############</text:span><text:span text:style-name="T9">######</text:span><text:span text:style-name="T10">####</text:span><text:span text:style-name="T15">##</text:span><text:span text:style-name="T14">##</text:span><text:span text:style-name="T15">##################</text:span><text:span text:style-name="T12">##</text:span><text:span text:style-name="T16">##</text:span><text:span text:style-name="T28">##</text:span><text:span text:style-name="T18">######################################</text:span><text:span text:style-name="T30">##</text:span><text:span text:style-name="T17">##</text:span><text:span text:style-name="T11">##</text:span><text:span text:style-name="T10">##</text:span><text:span text:style-name="T9">####</text:span><text:span text:style-name="T8">############</text:span><text:span text:style-name="T7">##########################################</text:span><text:span text:style-name="T6">########################################## </text:span><text:span text:style-name="T31"><text:line-break/></text:span><text:span text:style-name="T6">############################################</text:span><text:span text:style-name="T8">####################</text:span><text:span text:style-name="T9">####</text:span><text:span text:style-name="T10">##</text:span><text:span text:style-name="T13">######</text:span><text:span text:style-name="T10">######</text:span><text:span text:style-name="T13">######</text:span><text:span text:style-name="T15">####</text:span><text:span text:style-name="T29">##</text:span><text:span text:style-name="T18">########################################</text:span><text:span text:style-name="T14">##</text:span><text:span text:style-name="T15">##</text:span><text:span text:style-name="T13">##</text:span><text:span text:style-name="T10">##</text:span><text:span text:style-name="T9">####</text:span><text:span text:style-name="T8">############</text:span><text:span text:style-name="T7">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7">##</text:span><text:span text:style-name="T8">######################</text:span><text:span text:style-name="T9">####</text:span><text:span text:style-name="T10">##############</text:span><text:span text:style-name="T13">######</text:span><text:span text:style-name="T12">##</text:span><text:span text:style-name="T25">##</text:span><text:span text:style-name="T14">##</text:span><text:span text:style-name="T18">####################################</text:span><text:span text:style-name="T28">##</text:span><text:span text:style-name="T15">##</text:span><text:span text:style-name="T13">##</text:span><text:span text:style-name="T10">##</text:span><text:span text:style-name="T9">##</text:span><text:span text:style-name="T8">############</text:span><text:span text:style-name="T7">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7">##</text:span><text:span text:style-name="T8">##########################</text:span><text:span text:style-name="T9">####</text:span><text:span text:style-name="T10">############</text:span><text:span text:style-name="T13">######</text:span><text:span text:style-name="T12">##</text:span><text:span text:style-name="T19">##</text:span><text:span text:style-name="T18">####################################</text:span><text:span text:style-name="T21">##</text:span><text:span text:style-name="T17">##</text:span><text:span text:style-name="T10">####</text:span><text:span text:style-name="T9">##</text:span><text:span text:style-name="T8">############</text:span><text:span text:style-name="T7">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</text:span><text:span text:style-name="T7">####</text:span><text:span text:style-name="T8">##########################</text:span><text:span text:style-name="T9">########</text:span><text:span text:style-name="T10">########</text:span><text:span text:style-name="T13">####</text:span><text:span text:style-name="T15">##</text:span><text:span text:style-name="T14">##</text:span><text:span text:style-name="T18">####</text:span><text:span text:style-name="T24">##</text:span><text:span text:style-name="T18">######################</text:span><text:span text:style-name="T28">##</text:span><text:span text:style-name="T14">##</text:span><text:span text:style-name="T25">##</text:span><text:span text:style-name="T22">##</text:span><text:span text:style-name="T24">##</text:span><text:span text:style-name="T22">##</text:span><text:span text:style-name="T10">##</text:span><text:span text:style-name="T9">##</text:span><text:span text:style-name="T8">############</text:span><text:span text:style-name="T7">##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##</text:span><text:span text:style-name="T7">##</text:span><text:span text:style-name="T8">############################</text:span><text:span text:style-name="T9">##########</text:span><text:span text:style-name="T10">######</text:span><text:span text:style-name="T13">##</text:span><text:span text:style-name="T15">##</text:span><text:span text:style-name="T27">##</text:span><text:span text:style-name="T18">##</text:span><text:span text:style-name="T14">##</text:span><text:span text:style-name="T19">##</text:span><text:span text:style-name="T18">##</text:span><text:span text:style-name="T28">##</text:span><text:span text:style-name="T18">############</text:span><text:span text:style-name="T20">##</text:span><text:span text:style-name="T18">##</text:span><text:span text:style-name="T27">##</text:span><text:span text:style-name="T18">##</text:span><text:span text:style-name="T12">######</text:span><text:span text:style-name="T22">##</text:span><text:span text:style-name="T15">##</text:span><text:span text:style-name="T10">##</text:span><text:span text:style-name="T9">##</text:span><text:span text:style-name="T8">############</text:span><text:span text:style-name="T7">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##</text:span><text:span text:style-name="T7">####</text:span><text:span text:style-name="T8">############################</text:span><text:span text:style-name="T9">############</text:span><text:span text:style-name="T10">####</text:span><text:span text:style-name="T13">##</text:span><text:span text:style-name="T15">##</text:span><text:span text:style-name="T12">########</text:span><text:span text:style-name="T17">##</text:span><text:span text:style-name="T19">##</text:span><text:span text:style-name="T25">##</text:span><text:span text:style-name="T18">########</text:span><text:span text:style-name="T27">##</text:span><text:span text:style-name="T19">##</text:span><text:span text:style-name="T17">##</text:span><text:span text:style-name="T12">##</text:span><text:span text:style-name="T13">######</text:span><text:span text:style-name="T23">##</text:span><text:span text:style-name="T10">##</text:span><text:span text:style-name="T9">####</text:span><text:span text:style-name="T8">##########</text:span><text:span text:style-name="T7">##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##</text:span><text:span text:style-name="T7">######</text:span><text:span text:style-name="T8">##############################</text:span><text:span text:style-name="T9">############</text:span><text:span text:style-name="T10">####</text:span><text:span text:style-name="T13">######</text:span><text:span text:style-name="T15">####</text:span><text:span text:style-name="T17">##</text:span><text:span text:style-name="T26">##</text:span><text:span text:style-name="T18">##########</text:span><text:span text:style-name="T12">##</text:span><text:span text:style-name="T15">##</text:span><text:span text:style-name="T13">####</text:span><text:span text:style-name="T10">######</text:span><text:span text:style-name="T9">####</text:span><text:span text:style-name="T8">##########</text:span><text:span text:style-name="T7">##############################################</text:span><text:span text:style-name="T6">############################################## </text:span><text:span text:style-name="T31"><text:line-break/></text:span><text:span text:style-name="T6">################################################</text:span><text:span text:style-name="T7">####</text:span><text:span text:style-name="T8">################################</text:span><text:span text:style-name="T9">##############</text:span><text:span text:style-name="T10">####</text:span><text:span text:style-name="T13">####</text:span><text:span text:style-name="T15">##</text:span><text:span text:style-name="T12">##</text:span><text:span text:style-name="T25">##</text:span><text:span text:style-name="T18">########</text:span><text:span text:style-name="T23">##</text:span><text:span text:style-name="T12">##</text:span><text:span text:style-name="T13">##</text:span><text:span text:style-name="T10">########</text:span><text:span text:style-name="T9">####</text:span><text:span text:style-name="T8">############</text:span><text:span text:style-name="T7">############################################</text:span><text:span text:style-name="T6">################################################ </text:span><text:span text:style-name="T31"><text:line-break/></text:span><text:span text:style-name="T6">################################################</text:span><text:span text:style-name="T7">######</text:span><text:span text:style-name="T8">################################</text:span><text:span text:style-name="T9">##############</text:span><text:span text:style-name="T10">######</text:span><text:span text:style-name="T13">##</text:span><text:span text:style-name="T16">##</text:span><text:span text:style-name="T18">##</text:span><text:span text:style-name="T22">##</text:span><text:span text:style-name="T20">##</text:span><text:span text:style-name="T18">##</text:span><text:span text:style-name="T23">##</text:span><text:span text:style-name="T24">##</text:span><text:span text:style-name="T15">##</text:span><text:span text:style-name="T10">######</text:span><text:span text:style-name="T9">########</text:span><text:span text:style-name="T8">##########</text:span><text:span text:style-name="T7">##############################################</text:span><text:span text:style-name="T6">################################################ </text:span><text:span text:style-name="T31"><text:line-break/></text:span><text:span text:style-name="T6">##################################################</text:span><text:span text:style-name="T7">######</text:span><text:span text:style-name="T8">################################</text:span><text:span text:style-name="T9">##############</text:span><text:span text:style-name="T10">######</text:span><text:span text:style-name="T13">##</text:span><text:span text:style-name="T12">##</text:span><text:span text:style-name="T17">##</text:span><text:span text:style-name="T18">##</text:span><text:span text:style-name="T21">##</text:span><text:span text:style-name="T16">##</text:span><text:span text:style-name="T12">##</text:span><text:span text:style-name="T13">##</text:span><text:span text:style-name="T10">####</text:span><text:span text:style-name="T9">########</text:span><text:span text:style-name="T8">##########</text:span><text:span text:style-name="T7">##############################################</text:span><text:span text:style-name="T6">################################################## </text:span><text:span text:style-name="T31"><text:line-break/></text:span><text:span text:style-name="T6">##################################################</text:span><text:span text:style-name="T7">########</text:span><text:span text:style-name="T8">################################</text:span><text:span text:style-name="T9">##############</text:span><text:span text:style-name="T10">######</text:span><text:span text:style-name="T15">##</text:span><text:span text:style-name="T12">##</text:span><text:span text:style-name="T19">##</text:span><text:span text:style-name="T20">##</text:span><text:span text:style-name="T19">##</text:span><text:span text:style-name="T15">##</text:span><text:span text:style-name="T13">##</text:span><text:span text:style-name="T10">##</text:span><text:span text:style-name="T9">########</text:span><text:span text:style-name="T8">##########</text:span><text:span text:style-name="T7">################################################</text:span><text:span text:style-name="T6">################################################## </text:span><text:span text:style-name="T31"><text:line-break/></text:span><text:span text:style-name="T6">####################################################</text:span><text:span text:style-name="T7">##########</text:span><text:span text:style-name="T8">################################</text:span><text:span text:style-name="T9">############</text:span><text:span text:style-name="T10">####</text:span><text:span text:style-name="T13">##</text:span><text:span text:style-name="T15">##</text:span><text:span text:style-name="T16">##</text:span><text:span text:style-name="T17">##</text:span><text:span text:style-name="T16">##</text:span><text:span text:style-name="T18">##</text:span><text:span text:style-name="T10">##</text:span><text:span text:style-name="T9">########</text:span><text:span text:style-name="T8">########</text:span><text:span text:style-name="T7">##################################################</text:span><text:span text:style-name="T6">#################################################### </text:span><text:span text:style-name="T31"><text:line-break/></text:span><text:span text:style-name="T6">####################################################</text:span><text:span text:style-name="T7">############</text:span><text:span text:style-name="T8">################################</text:span><text:span text:style-name="T9">############</text:span><text:span text:style-name="T10">##</text:span><text:span text:style-name="T13">##</text:span><text:span text:style-name="T12">##</text:span><text:span text:style-name="T14">##</text:span><text:span text:style-name="T13">####</text:span><text:span text:style-name="T10">##</text:span><text:span text:style-name="T9">########</text:span><text:span text:style-name="T8">########</text:span><text:span text:style-name="T7">####################################################</text:span><text:span text:style-name="T6">#################################################### </text:span><text:span text:style-name="T31"><text:line-break/></text:span><text:span text:style-name="T6">######################################################</text:span><text:span text:style-name="T7">##############</text:span><text:span text:style-name="T8">################################</text:span><text:span text:style-name="T9">##########</text:span><text:span text:style-name="T10">##</text:span><text:span text:style-name="T11">##</text:span><text:span text:style-name="T12">##</text:span><text:span text:style-name="T10">####</text:span><text:span text:style-name="T9">######</text:span><text:span text:style-name="T8">########</text:span><text:span text:style-name="T7">######################################################</text:span><text:span text:style-name="T6">###################################################### </text:span><text:span text:style-name="T31"><text:line-break/></text:span><text:span text:style-name="T6">########################################################</text:span><text:span text:style-name="T7">##############</text:span><text:span text:style-name="T8">####################################</text:span><text:span text:style-name="T9">########</text:span><text:span text:style-name="T10">##</text:span><text:span text:style-name="T9">######</text:span><text:span text:style-name="T8">##########</text:span><text:span text:style-name="T7">######################################################</text:span><text:span text:style-name="T6">######################################################## </text:span><text:span text:style-name="T31"><text:line-break/></text:span><text:span text:style-name="T6">##########################################################</text:span><text:span text:style-name="T7">##################</text:span><text:span text:style-name="T8">##################################################</text:span><text:span text:style-name="T7">############################################################</text:span><text:span text:style-name="T6">######################################################## </text:span><text:span text:style-name="T31"><text:line-break/></text:span><text:span text:style-name="T6">##########################################################</text:span><text:span text:style-name="T7">########################</text:span><text:span text:style-name="T8">######################################</text:span><text:span text:style-name="T7">################################################################</text:span><text:span text:style-name="T6">########################################################## </text:span><text:span text:style-name="T31"><text:line-break/></text:span><text:span text:style-name="T6">############################################################</text:span><text:span text:style-name="T7">##############################</text:span><text:span text:style-name="T8">######################</text:span><text:span text:style-name="T7">######################################################################</text:span><text:span text:style-name="T6">############################################################ </text:span><text:span text:style-name="T31"><text:line-break/></text:span><text:span text:style-name="T6">##############################################################</text:span><text:span text:style-name="T7">######################################################################################################################</text:span><text:span text:style-name="T6">############################################################## </text:span><text:span text:style-name="T31"><text:line-break/></text:span><text:span text:style-name="T6">################################################################</text:span><text:span text:style-name="T7">##################################################################################################################</text:span><text:span text:style-name="T6">################################################################ </text:span><text:span text:style-name="T31"><text:line-break/></text:span><text:span text:style-name="T6">##################################################################</text:span><text:span text:style-name="T7">##############################################################################################################</text:span><text:span text:style-name="T6">################################################################## </text:span><text:span text:style-name="T31"><text:line-break/></text:span><text:span text:style-name="T6">####################################################################</text:span><text:span text:style-name="T7">##########################################################################################################</text:span><text:span text:style-name="T6">#################################################################### </text:span><text:span text:style-name="T31"><text:line-break/></text:span><text:span text:style-name="T6">######################################################################</text:span><text:span text:style-name="T7">######################################################################################################</text:span><text:span text:style-name="T6">###################################################################### </text:span><text:span text:style-name="T31"><text:line-break/></text:span><text:span text:style-name="T6">##########################################################################</text:span><text:span text:style-name="T7">##############################################################################################</text:span><text:span text:style-name="T6">########################################################################## </text:span><text:span text:style-name="T31"><text:line-break/></text:span><text:span text:style-name="T6">############################################################################</text:span><text:span text:style-name="T7">##########################################################################################</text:span><text:span text:style-name="T6">############################################################################ </text:span><text:span text:style-name="T31"><text:line-break/></text:span><text:span text:style-name="T6">##############################################################################</text:span><text:span text:style-name="T7">######################################################################################</text:span><text:span text:style-name="T6">############################################################################## </text:span><text:span text:style-name="T31"><text:line-break/></text:span><text:span text:style-name="T6">##################################################################################</text:span><text:span text:style-name="T7">##############################################################################</text:span><text:span text:style-name="T6">################################################################################## </text:span><text:span text:style-name="T31"><text:line-break/></text:span><text:span text:style-name="T6">######################################################################################</text:span><text:span text:style-name="T7">######################################################################</text:span><text:span text:style-name="T6">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</text:span><text:span text:style-name="T7">##############################################################</text:span><text:span text:style-name="T6">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</text:span><text:span text:style-name="T7">##################################################</text:span><text:span text:style-name="T6">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</text:span><text:span text:style-name="T7">##################################</text:span><text:span text:style-name="T6">########################################################################################################</text:span></text:p>
      <text:p text:style-name="P2"><text:span text:style-name="T32"/></text:p>
      <text:p text:style-name="P2"><text:span text:style-name="T32"/></text:p>
      <text:p text:style-name="P2"><text:soft-page-break/><text:span text:style-name="T32">[</text:span><text:span text:style-name="T33">0</text:span><text:span text:style-name="T32">][</text:span><text:span text:style-name="T34">buddha@tuxedo </text:span><text:span text:style-name="T35">math_research</text:span><text:span text:style-name="T32">]$ python3 mandelbrot.py -3 -2 3 2 0.05 2 2 "#" 1 </text:span><text:line-break/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</text:span><text:span text:style-name="T7">####</text:span><text:span text:style-name="T8">######</text:span><text:span text:style-name="T9">####</text:span><text:span text:style-name="T10">##</text:span><text:span text:style-name="T18">##</text:span><text:span text:style-name="T10">##</text:span><text:span text:style-name="T9">####</text:span><text:span text:style-name="T8">######</text:span><text:span text:style-name="T7">####</text:span><text:span text:style-name="T6">############################################################## </text:span><text:span text:style-name="T31"><text:line-break/></text:span><text:span text:style-name="T6">########################################################</text:span><text:span text:style-name="T7">######</text:span><text:span text:style-name="T8">##########</text:span><text:span text:style-name="T9">######</text:span><text:span text:style-name="T10">##</text:span><text:span text:style-name="T18">##</text:span><text:span text:style-name="T10">##</text:span><text:span text:style-name="T9">######</text:span><text:span text:style-name="T8">##########</text:span><text:span text:style-name="T7">######</text:span><text:span text:style-name="T6">###################################################### </text:span><text:span text:style-name="T31"><text:line-break/></text:span><text:span text:style-name="T6">##################################################</text:span><text:span text:style-name="T7">########</text:span><text:span text:style-name="T8">############</text:span><text:span text:style-name="T9">########</text:span><text:span text:style-name="T13">##</text:span><text:span text:style-name="T18">##</text:span><text:span text:style-name="T13">##</text:span><text:span text:style-name="T9">########</text:span><text:span text:style-name="T8">############</text:span><text:span text:style-name="T7">########</text:span><text:span text:style-name="T6">################################################ </text:span><text:span text:style-name="T31"><text:line-break/></text:span><text:span text:style-name="T6">##############################################</text:span><text:span text:style-name="T7">########</text:span><text:span text:style-name="T8">##############</text:span><text:span text:style-name="T9">##########</text:span><text:span text:style-name="T15">##</text:span><text:span text:style-name="T18">##</text:span><text:span text:style-name="T15">##</text:span><text:span text:style-name="T9">##########</text:span><text:span text:style-name="T8">##############</text:span><text:span text:style-name="T7">########</text:span><text:span text:style-name="T6">############################################ </text:span><text:span text:style-name="T31"><text:line-break/></text:span><text:span text:style-name="T6">##########################################</text:span><text:span text:style-name="T7">##########</text:span><text:span text:style-name="T8">################</text:span><text:span text:style-name="T9">##########</text:span><text:span text:style-name="T12">##</text:span><text:span text:style-name="T18">##</text:span><text:span text:style-name="T12">##</text:span><text:span text:style-name="T9">##########</text:span><text:span text:style-name="T8">################</text:span><text:span text:style-name="T7">##########</text:span><text:span text:style-name="T6">######################################## </text:span><text:span text:style-name="T31"><text:line-break/></text:span><text:span text:style-name="T6">######################################</text:span><text:span text:style-name="T7">##########</text:span><text:span text:style-name="T8">##################</text:span><text:span text:style-name="T9">##########</text:span><text:span text:style-name="T13">##</text:span><text:span text:style-name="T15">##</text:span><text:span text:style-name="T18">##</text:span><text:span text:style-name="T15">##</text:span><text:span text:style-name="T13">##</text:span><text:span text:style-name="T9">##########</text:span><text:span text:style-name="T8">##################</text:span><text:span text:style-name="T7">##########</text:span><text:span text:style-name="T6">#################################### </text:span><text:span text:style-name="T31"><text:line-break/></text:span><text:span text:style-name="T6">####################################</text:span><text:span text:style-name="T7">##########</text:span><text:span text:style-name="T8">####################</text:span><text:span text:style-name="T9">########</text:span><text:span text:style-name="T10">##</text:span><text:span text:style-name="T13">####</text:span><text:span text:style-name="T18">##</text:span><text:span text:style-name="T13">####</text:span><text:span text:style-name="T10">##</text:span><text:span text:style-name="T9">########</text:span><text:span text:style-name="T8">####################</text:span><text:span text:style-name="T7">##########</text:span><text:span text:style-name="T6">################################## </text:span><text:span text:style-name="T31"><text:line-break/></text:span><text:span text:style-name="T6">##################################</text:span><text:span text:style-name="T7">##########</text:span><text:span text:style-name="T8">######################</text:span><text:span text:style-name="T9">######</text:span><text:span text:style-name="T10">####</text:span><text:span text:style-name="T13">##</text:span><text:span text:style-name="T15">##</text:span><text:span text:style-name="T18">##</text:span><text:span text:style-name="T15">##</text:span><text:span text:style-name="T13">##</text:span><text:span text:style-name="T10">####</text:span><text:span text:style-name="T9">######</text:span><text:span text:style-name="T8">######################</text:span><text:span text:style-name="T7">##########</text:span><text:span text:style-name="T6">################################ </text:span><text:span text:style-name="T31"><text:line-break/></text:span><text:span text:style-name="T6">##############################</text:span><text:span text:style-name="T7">############</text:span><text:span text:style-name="T8">######################</text:span><text:span text:style-name="T9">######</text:span><text:span text:style-name="T10">######</text:span><text:span text:style-name="T13">##</text:span><text:span text:style-name="T12">##</text:span><text:span text:style-name="T18">##</text:span><text:span text:style-name="T12">##</text:span><text:span text:style-name="T13">##</text:span><text:span text:style-name="T10">######</text:span><text:span text:style-name="T9">######</text:span><text:span text:style-name="T8">######################</text:span><text:span text:style-name="T7">############</text:span><text:span text:style-name="T6">############################ </text:span><text:span text:style-name="T31"><text:line-break/></text:span><text:span text:style-name="T6">############################</text:span><text:span text:style-name="T7">##############</text:span><text:span text:style-name="T8">######################</text:span><text:span text:style-name="T9">####</text:span><text:span text:style-name="T10">######</text:span><text:span text:style-name="T13">##</text:span><text:span text:style-name="T15">##</text:span><text:span text:style-name="T12">##</text:span><text:span text:style-name="T18">##</text:span><text:span text:style-name="T12">##</text:span><text:span text:style-name="T15">##</text:span><text:span text:style-name="T13">##</text:span><text:span text:style-name="T10">######</text:span><text:span text:style-name="T9">####</text:span><text:span text:style-name="T8">######################</text:span><text:span text:style-name="T7">##############</text:span><text:span text:style-name="T6">########################## </text:span><text:span text:style-name="T31"><text:line-break/></text:span><text:span text:style-name="T6">##########################</text:span><text:span text:style-name="T7">##############</text:span><text:span text:style-name="T8">########################</text:span><text:span text:style-name="T9">##</text:span><text:span text:style-name="T10">########</text:span><text:span text:style-name="T15">##</text:span><text:span text:style-name="T12">##</text:span><text:span text:style-name="T19">##</text:span><text:span text:style-name="T18">##</text:span><text:span text:style-name="T19">##</text:span><text:span text:style-name="T12">##</text:span><text:span text:style-name="T15">##</text:span><text:span text:style-name="T10">########</text:span><text:span text:style-name="T9">##</text:span><text:span text:style-name="T8">########################</text:span><text:span text:style-name="T7">##############</text:span><text:span text:style-name="T6">######################## </text:span><text:span text:style-name="T31"><text:line-break/></text:span><text:span text:style-name="T6">########################</text:span><text:span text:style-name="T7">##############</text:span><text:span text:style-name="T8">########################</text:span><text:span text:style-name="T9">##</text:span><text:span text:style-name="T10">########</text:span><text:span text:style-name="T13">##</text:span><text:span text:style-name="T30">##</text:span><text:span text:style-name="T14">##</text:span><text:span text:style-name="T25">##</text:span><text:span text:style-name="T18">##</text:span><text:span text:style-name="T25">##</text:span><text:span text:style-name="T14">##</text:span><text:span text:style-name="T30">##</text:span><text:span text:style-name="T13">##</text:span><text:span text:style-name="T10">########</text:span><text:span text:style-name="T9">##</text:span><text:span text:style-name="T8">########################</text:span><text:span text:style-name="T7">##############</text:span><text:span text:style-name="T6">###################### </text:span><text:span text:style-name="T31"><text:line-break/></text:span><text:span text:style-name="T6">######################</text:span><text:span text:style-name="T7">################</text:span><text:span text:style-name="T8">########################</text:span><text:span text:style-name="T9">##</text:span><text:span text:style-name="T10">##</text:span><text:span text:style-name="T13">####</text:span><text:span text:style-name="T15">####</text:span><text:span text:style-name="T17">##</text:span><text:span text:style-name="T27">##</text:span><text:span text:style-name="T18">######</text:span><text:span text:style-name="T27">##</text:span><text:span text:style-name="T17">##</text:span><text:span text:style-name="T15">####</text:span><text:span text:style-name="T13">####</text:span><text:span text:style-name="T10">##</text:span><text:span text:style-name="T9">##</text:span><text:span text:style-name="T8">########################</text:span><text:span text:style-name="T7">################</text:span><text:span text:style-name="T6">#################### </text:span><text:span text:style-name="T31"><text:line-break/></text:span><text:span text:style-name="T6">####################</text:span><text:span text:style-name="T7">################</text:span><text:span text:style-name="T8">########################</text:span><text:span text:style-name="T9">##</text:span><text:span text:style-name="T10">##</text:span><text:span text:style-name="T15">########</text:span><text:span text:style-name="T12">##</text:span><text:span text:style-name="T19">##</text:span><text:span text:style-name="T25">##</text:span><text:span text:style-name="T18">######</text:span><text:span text:style-name="T25">##</text:span><text:span text:style-name="T19">##</text:span><text:span text:style-name="T12">##</text:span><text:span text:style-name="T15">########</text:span><text:span text:style-name="T10">##</text:span><text:span text:style-name="T9">##</text:span><text:span text:style-name="T8">########################</text:span><text:span text:style-name="T7">################</text:span><text:span text:style-name="T6">################## </text:span><text:span text:style-name="T31"><text:line-break/></text:span><text:span text:style-name="T6">##################</text:span><text:span text:style-name="T7">################</text:span><text:span text:style-name="T8">##########################</text:span><text:span text:style-name="T9">##</text:span><text:span text:style-name="T13">##</text:span><text:span text:style-name="T14">##</text:span><text:span text:style-name="T22">##</text:span><text:span text:style-name="T19">##</text:span><text:span text:style-name="T17">##</text:span><text:span text:style-name="T16">##</text:span><text:span text:style-name="T11">##</text:span><text:span text:style-name="T26">##</text:span><text:span text:style-name="T18">######</text:span><text:span text:style-name="T26">##</text:span><text:span text:style-name="T11">##</text:span><text:span text:style-name="T16">##</text:span><text:span text:style-name="T17">##</text:span><text:span text:style-name="T19">##</text:span><text:span text:style-name="T22">##</text:span><text:span text:style-name="T14">##</text:span><text:span text:style-name="T13">##</text:span><text:span text:style-name="T9">##</text:span><text:span text:style-name="T8">##########################</text:span><text:span text:style-name="T7">################</text:span><text:span text:style-name="T6">################ </text:span><text:span text:style-name="T31"><text:line-break/></text:span><text:span text:style-name="T6">##################</text:span><text:span text:style-name="T7">################</text:span><text:span text:style-name="T8">########################</text:span><text:span text:style-name="T9">##</text:span><text:span text:style-name="T10">##</text:span><text:span text:style-name="T13">##</text:span><text:span text:style-name="T15">##</text:span><text:span text:style-name="T17">##</text:span><text:span text:style-name="T24">##</text:span><text:span text:style-name="T22">##</text:span><text:span text:style-name="T23">##</text:span><text:span text:style-name="T18">##############</text:span><text:span text:style-name="T23">##</text:span><text:span text:style-name="T22">##</text:span><text:span text:style-name="T24">##</text:span><text:span text:style-name="T17">##</text:span><text:span text:style-name="T15">##</text:span><text:span text:style-name="T13">##</text:span><text:span text:style-name="T10">##</text:span><text:span text:style-name="T9">##</text:span><text:span text:style-name="T8">########################</text:span><text:span text:style-name="T7">################</text:span><text:span text:style-name="T6">################ </text:span><text:span text:style-name="T31"><text:line-break/></text:span><text:span text:style-name="T6">################</text:span><text:span text:style-name="T7">##################</text:span><text:span text:style-name="T8">######################</text:span><text:span text:style-name="T9">####</text:span><text:span text:style-name="T10">##</text:span><text:span text:style-name="T13">##</text:span><text:span text:style-name="T15">##</text:span><text:span text:style-name="T17">##</text:span><text:span text:style-name="T28">##</text:span><text:span text:style-name="T18">######################</text:span><text:span text:style-name="T28">##</text:span><text:span text:style-name="T17">##</text:span><text:span text:style-name="T15">##</text:span><text:span text:style-name="T13">##</text:span><text:span text:style-name="T10">##</text:span><text:span text:style-name="T9">####</text:span><text:span text:style-name="T8">######################</text:span><text:span text:style-name="T7">##################</text:span><text:span text:style-name="T6">############## </text:span><text:span text:style-name="T31"><text:line-break/></text:span><text:span text:style-name="T6">##############</text:span><text:span text:style-name="T7">##################</text:span><text:span text:style-name="T8">######################</text:span><text:span text:style-name="T9">####</text:span><text:span text:style-name="T10">######</text:span><text:span text:style-name="T15">##</text:span><text:span text:style-name="T12">##</text:span><text:span text:style-name="T14">##</text:span><text:span text:style-name="T21">##</text:span><text:span text:style-name="T18">##################</text:span><text:span text:style-name="T21">##</text:span><text:span text:style-name="T14">##</text:span><text:span text:style-name="T12">##</text:span><text:span text:style-name="T15">##</text:span><text:span text:style-name="T10">######</text:span><text:span text:style-name="T9">####</text:span><text:span text:style-name="T8">######################</text:span><text:span text:style-name="T7">##################</text:span><text:span text:style-name="T6">############ </text:span><text:span text:style-name="T31"><text:line-break/></text:span><text:span text:style-name="T6">############</text:span><text:span text:style-name="T7">####################</text:span><text:span text:style-name="T8">####################</text:span><text:span text:style-name="T9">######</text:span><text:span text:style-name="T10">######</text:span><text:span text:style-name="T15">##</text:span><text:span text:style-name="T14">##</text:span><text:span text:style-name="T27">##</text:span><text:span text:style-name="T18">######################</text:span><text:span text:style-name="T27">##</text:span><text:span text:style-name="T14">##</text:span><text:span text:style-name="T15">##</text:span><text:span text:style-name="T10">######</text:span><text:span text:style-name="T9">######</text:span><text:span text:style-name="T8">####################</text:span><text:span text:style-name="T7">####################</text:span><text:span text:style-name="T6">########## </text:span><text:span text:style-name="T31"><text:line-break/></text:span><text:span text:style-name="T6">############</text:span><text:span text:style-name="T7">####################</text:span><text:span text:style-name="T8">####################</text:span><text:span text:style-name="T9">######</text:span><text:span text:style-name="T10">######</text:span><text:span text:style-name="T15">##</text:span><text:span text:style-name="T19">##</text:span><text:span text:style-name="T18">##########################</text:span><text:span text:style-name="T19">##</text:span><text:span text:style-name="T15">##</text:span><text:span text:style-name="T10">######</text:span><text:span text:style-name="T9">######</text:span><text:span text:style-name="T8">####################</text:span><text:span text:style-name="T7">####################</text:span><text:span text:style-name="T6">########## </text:span><text:span text:style-name="T31"><text:line-break/></text:span><text:span text:style-name="T6">##########</text:span><text:span text:style-name="T7">####################</text:span><text:span text:style-name="T8">####################</text:span><text:span text:style-name="T9">######</text:span><text:span text:style-name="T10">######</text:span><text:span text:style-name="T13">##</text:span><text:span text:style-name="T15">##</text:span><text:span text:style-name="T12">##</text:span><text:span text:style-name="T27">##</text:span><text:span text:style-name="T18">######################</text:span><text:span text:style-name="T27">##</text:span><text:span text:style-name="T12">##</text:span><text:span text:style-name="T15">##</text:span><text:span text:style-name="T13">##</text:span><text:span text:style-name="T10">######</text:span><text:span text:style-name="T9">######</text:span><text:span text:style-name="T8">####################</text:span><text:span text:style-name="T7">####################</text:span><text:span text:style-name="T6">######## </text:span><text:span text:style-name="T31"><text:line-break/></text:span><text:span text:style-name="T6">##########</text:span><text:span text:style-name="T7">####################</text:span><text:span text:style-name="T8">##################</text:span><text:span text:style-name="T9">########</text:span><text:span text:style-name="T10">######</text:span><text:span text:style-name="T13">##</text:span><text:span text:style-name="T15">##</text:span><text:span text:style-name="T12">##</text:span><text:span text:style-name="T16">##</text:span><text:span text:style-name="T18">######################</text:span><text:span text:style-name="T16">##</text:span><text:span text:style-name="T12">##</text:span><text:span text:style-name="T15">##</text:span><text:span text:style-name="T13">##</text:span><text:span text:style-name="T10">######</text:span><text:span text:style-name="T9">########</text:span><text:span text:style-name="T8">##################</text:span><text:span text:style-name="T7">####################</text:span><text:span text:style-name="T6">######## </text:span><text:span text:style-name="T31"><text:line-break/></text:span><text:span text:style-name="T6">########</text:span><text:span text:style-name="T7">######################</text:span><text:span text:style-name="T8">################</text:span><text:span text:style-name="T9">########</text:span><text:span text:style-name="T10">######</text:span><text:span text:style-name="T13">####</text:span><text:span text:style-name="T15">##</text:span><text:span text:style-name="T12">##</text:span><text:span text:style-name="T17">##</text:span><text:span text:style-name="T27">##</text:span><text:span text:style-name="T18">##################</text:span><text:span text:style-name="T27">##</text:span><text:span text:style-name="T17">##</text:span><text:span text:style-name="T12">##</text:span><text:span text:style-name="T15">##</text:span><text:span text:style-name="T13">####</text:span><text:span text:style-name="T10">######</text:span><text:span text:style-name="T9">########</text:span><text:span text:style-name="T8">################</text:span><text:span text:style-name="T7">######################</text:span><text:span text:style-name="T6">###### </text:span><text:span text:style-name="T31"><text:line-break/></text:span><text:span text:style-name="T6">########</text:span><text:span text:style-name="T7">######################</text:span><text:span text:style-name="T8">##############</text:span><text:span text:style-name="T9">##########</text:span><text:span text:style-name="T10">####</text:span><text:span text:style-name="T13">####</text:span><text:span text:style-name="T15">####</text:span><text:span text:style-name="T12">##</text:span><text:span text:style-name="T17">##</text:span><text:span text:style-name="T16">##</text:span><text:span text:style-name="T22">##</text:span><text:span text:style-name="T18">##############</text:span><text:span text:style-name="T22">##</text:span><text:span text:style-name="T16">##</text:span><text:span text:style-name="T17">##</text:span><text:span text:style-name="T12">##</text:span><text:span text:style-name="T15">####</text:span><text:span text:style-name="T13">####</text:span><text:span text:style-name="T10">####</text:span><text:span text:style-name="T9">##########</text:span><text:span text:style-name="T8">##############</text:span><text:span text:style-name="T7">######################</text:span><text:span text:style-name="T6">###### </text:span><text:span text:style-name="T31"><text:line-break/></text:span><text:span text:style-name="T6">######</text:span><text:span text:style-name="T7">######################</text:span><text:span text:style-name="T8">##############</text:span><text:span text:style-name="T9">##########</text:span><text:span text:style-name="T10">####</text:span><text:span text:style-name="T13">######</text:span><text:span text:style-name="T15">##</text:span><text:span text:style-name="T12">##</text:span><text:span text:style-name="T19">##</text:span><text:span text:style-name="T16">##</text:span><text:span text:style-name="T27">##</text:span><text:span text:style-name="T24">##</text:span><text:span text:style-name="T26">##</text:span><text:span text:style-name="T18">##########</text:span><text:span text:style-name="T26">##</text:span><text:span text:style-name="T24">##</text:span><text:span text:style-name="T27">##</text:span><text:span text:style-name="T16">##</text:span><text:span text:style-name="T19">##</text:span><text:span text:style-name="T12">##</text:span><text:span text:style-name="T15">##</text:span><text:span text:style-name="T13">######</text:span><text:span text:style-name="T10">####</text:span><text:span text:style-name="T9">##########</text:span><text:span text:style-name="T8">##############</text:span><text:span text:style-name="T7">######################</text:span><text:span text:style-name="T6">#### </text:span><text:span text:style-name="T31"><text:line-break/></text:span><text:span text:style-name="T6">######</text:span><text:span text:style-name="T7">######################</text:span><text:span text:style-name="T8">##############</text:span><text:span text:style-name="T9">##########</text:span><text:span text:style-name="T10">##</text:span><text:span text:style-name="T13">######</text:span><text:span text:style-name="T12">##</text:span><text:span text:style-name="T29">##</text:span><text:span text:style-name="T16">##</text:span><text:span text:style-name="T18">##</text:span><text:span text:style-name="T21">##</text:span><text:span text:style-name="T18">######################</text:span><text:span text:style-name="T21">##</text:span><text:span text:style-name="T18">##</text:span><text:span text:style-name="T16">##</text:span><text:span text:style-name="T29">##</text:span><text:span text:style-name="T12">##</text:span><text:span text:style-name="T13">######</text:span><text:span text:style-name="T10">##</text:span><text:span text:style-name="T9">##########</text:span><text:span text:style-name="T8">##############</text:span><text:span text:style-name="T7">######################</text:span><text:span text:style-name="T6">#### </text:span><text:span text:style-name="T31"><text:line-break/></text:span><text:span text:style-name="T6">######</text:span><text:span text:style-name="T7">######################</text:span><text:span text:style-name="T8">############</text:span><text:span text:style-name="T9">##########</text:span><text:span text:style-name="T10">##</text:span><text:span text:style-name="T13">##</text:span><text:span text:style-name="T15">####</text:span><text:span text:style-name="T12">##</text:span><text:span text:style-name="T25">##</text:span><text:span text:style-name="T18">##</text:span><text:span text:style-name="T28">##</text:span><text:span text:style-name="T18">##############################</text:span><text:span text:style-name="T28">##</text:span><text:span text:style-name="T18">##</text:span><text:span text:style-name="T25">##</text:span><text:span text:style-name="T12">##</text:span><text:span text:style-name="T15">####</text:span><text:span text:style-name="T13">##</text:span><text:span text:style-name="T10">##</text:span><text:span text:style-name="T9">##########</text:span><text:span text:style-name="T8">############</text:span><text:span text:style-name="T7">######################</text:span><text:span text:style-name="T6">#### </text:span><text:span text:style-name="T31"><text:line-break/></text:span><text:span text:style-name="T6">####</text:span><text:span text:style-name="T7">########################</text:span><text:span text:style-name="T8">##########</text:span><text:span text:style-name="T9">############</text:span><text:span text:style-name="T10">##</text:span><text:span text:style-name="T15">##</text:span><text:span text:style-name="T27">##</text:span><text:span text:style-name="T14">##</text:span><text:span text:style-name="T19">##</text:span><text:span text:style-name="T14">##</text:span><text:span text:style-name="T18">######################################</text:span><text:span text:style-name="T14">##</text:span><text:span text:style-name="T19">##</text:span><text:span text:style-name="T14">##</text:span><text:span text:style-name="T27">##</text:span><text:span text:style-name="T15">##</text:span><text:span text:style-name="T10">##</text:span><text:span text:style-name="T9">############</text:span><text:span text:style-name="T8">##########</text:span><text:span text:style-name="T7">########################</text:span><text:span text:style-name="T6">## </text:span><text:span text:style-name="T31"><text:line-break/></text:span><text:span text:style-name="T6">####</text:span><text:span text:style-name="T7">########################</text:span><text:span text:style-name="T8">##########</text:span><text:span text:style-name="T9">##########</text:span><text:span text:style-name="T10">##</text:span><text:span text:style-name="T13">##</text:span><text:span text:style-name="T12">##</text:span><text:span text:style-name="T18">######################################################</text:span><text:span text:style-name="T12">##</text:span><text:span text:style-name="T13">##</text:span><text:span text:style-name="T10">##</text:span><text:span text:style-name="T9">##########</text:span><text:span text:style-name="T8">##########</text:span><text:span text:style-name="T7">########################</text:span><text:span text:style-name="T6">## </text:span><text:span text:style-name="T31"><text:line-break/></text:span><text:span text:style-name="T6">####</text:span><text:span text:style-name="T7">########################</text:span><text:span text:style-name="T8">########</text:span><text:span text:style-name="T9">##########</text:span><text:span text:style-name="T10">####</text:span><text:span text:style-name="T13">##</text:span><text:span text:style-name="T12">##</text:span><text:span text:style-name="T14">##</text:span><text:span text:style-name="T18">##################################################</text:span><text:span text:style-name="T14">##</text:span><text:span text:style-name="T12">##</text:span><text:span text:style-name="T13">##</text:span><text:span text:style-name="T10">####</text:span><text:span text:style-name="T9">##########</text:span><text:span text:style-name="T8">########</text:span><text:span text:style-name="T7">########################</text:span><text:span text:style-name="T6">## </text:span><text:span text:style-name="T31"><text:line-break/></text:span><text:span text:style-name="T6">####</text:span><text:span text:style-name="T7">########################</text:span><text:span text:style-name="T8">########</text:span><text:span text:style-name="T9">########</text:span><text:span text:style-name="T10">####</text:span><text:span text:style-name="T13">####</text:span><text:span text:style-name="T12">##</text:span><text:span text:style-name="T19">##</text:span><text:span text:style-name="T24">##</text:span><text:span text:style-name="T18">##############################################</text:span><text:span text:style-name="T24">##</text:span><text:span text:style-name="T19">##</text:span><text:span text:style-name="T12">##</text:span><text:span text:style-name="T13">####</text:span><text:span text:style-name="T10">####</text:span><text:span text:style-name="T9">########</text:span><text:span text:style-name="T8">########</text:span><text:span text:style-name="T7">########################</text:span><text:span text:style-name="T6">## </text:span><text:span text:style-name="T31"><text:line-break/></text:span><text:span text:style-name="T6">##</text:span><text:span text:style-name="T7">##########################</text:span><text:span text:style-name="T8">########</text:span><text:span text:style-name="T9">######</text:span><text:span text:style-name="T10">######</text:span><text:span text:style-name="T13">##</text:span><text:span text:style-name="T15">##</text:span><text:span text:style-name="T12">##</text:span><text:span text:style-name="T18">######################################################</text:span><text:span text:style-name="T12">##</text:span><text:span text:style-name="T15">##</text:span><text:span text:style-name="T13">##</text:span><text:span text:style-name="T10">######</text:span><text:span text:style-name="T9">######</text:span><text:span text:style-name="T8">########</text:span><text:span text:style-name="T7">##########################</text:span><text:span text:style-name="T6"> </text:span><text:span text:style-name="T31"><text:line-break/></text:span><text:span text:style-name="T6">##</text:span><text:span text:style-name="T7">##########################</text:span><text:span text:style-name="T8">######</text:span><text:span text:style-name="T9">######</text:span><text:span text:style-name="T10">######</text:span><text:span text:style-name="T13">##</text:span><text:span text:style-name="T15">####</text:span><text:span text:style-name="T17">##</text:span><text:span text:style-name="T28">##</text:span><text:span text:style-name="T18">##################################################</text:span><text:span text:style-name="T28">##</text:span><text:span text:style-name="T17">##</text:span><text:span text:style-name="T15">####</text:span><text:span text:style-name="T13">##</text:span><text:span text:style-name="T10">######</text:span><text:span text:style-name="T9">######</text:span><text:span text:style-name="T8">######</text:span><text:span text:style-name="T7">##########################</text:span><text:span text:style-name="T6"> </text:span><text:span text:style-name="T31"><text:line-break/></text:span><text:span text:style-name="T6">##</text:span><text:span text:style-name="T7">##########################</text:span><text:span text:style-name="T8">######</text:span><text:span text:style-name="T9">####</text:span><text:span text:style-name="T10">######</text:span><text:span text:style-name="T13">##</text:span><text:span text:style-name="T16">##</text:span><text:span text:style-name="T12">##</text:span><text:span text:style-name="T17">##</text:span><text:span text:style-name="T19">##</text:span><text:span text:style-name="T18">######################################################</text:span><text:span text:style-name="T19">##</text:span><text:span text:style-name="T17">##</text:span><text:span text:style-name="T12">##</text:span><text:span text:style-name="T16">##</text:span><text:span text:style-name="T13">##</text:span><text:span text:style-name="T10">######</text:span><text:span text:style-name="T9">####</text:span><text:span text:style-name="T8">######</text:span><text:span text:style-name="T7">##########################</text:span><text:span text:style-name="T6"> </text:span><text:span text:style-name="T31"><text:line-break/></text:span><text:span text:style-name="T6">##</text:span><text:span text:style-name="T7">##########################</text:span><text:span text:style-name="T8">######</text:span><text:span text:style-name="T9">##</text:span><text:span text:style-name="T10">##</text:span><text:span text:style-name="T13">####</text:span><text:span text:style-name="T15">##</text:span><text:span text:style-name="T12">##</text:span><text:span text:style-name="T18">##</text:span><text:span text:style-name="T25">##</text:span><text:span text:style-name="T26">##</text:span><text:span text:style-name="T25">##</text:span><text:span text:style-name="T18">######################################################</text:span><text:span text:style-name="T25">##</text:span><text:span text:style-name="T26">##</text:span><text:span text:style-name="T25">##</text:span><text:span text:style-name="T18">##</text:span><text:span text:style-name="T12">##</text:span><text:span text:style-name="T15">##</text:span><text:span text:style-name="T13">####</text:span><text:span text:style-name="T10">##</text:span><text:span text:style-name="T9">##</text:span><text:span text:style-name="T8">######</text:span><text:span text:style-name="T7">##########################</text:span><text:span text:style-name="T6"> </text:span><text:span text:style-name="T31"><text:line-break/></text:span><text:span text:style-name="T6">##</text:span><text:span text:style-name="T7">############################</text:span><text:span text:style-name="T8">####</text:span><text:span text:style-name="T9">##</text:span><text:span text:style-name="T11">##</text:span><text:span text:style-name="T12">##</text:span><text:span text:style-name="T15">##</text:span><text:span text:style-name="T12">##</text:span><text:span text:style-name="T17">##</text:span><text:span text:style-name="T22">##</text:span><text:span text:style-name="T18">##################################################################</text:span><text:span text:style-name="T22">##</text:span><text:span text:style-name="T17">##</text:span><text:span text:style-name="T12">##</text:span><text:span text:style-name="T15">##</text:span><text:span text:style-name="T12">##</text:span><text:span text:style-name="T11">##</text:span><text:span text:style-name="T9">##</text:span><text:span text:style-name="T8">####</text:span><text:span text:style-name="T7">############################</text:span><text:span text:style-name="T6"> </text:span><text:span text:style-name="T31"><text:line-break/></text:span><text:span text:style-name="T6">##</text:span><text:span text:style-name="T7">############################</text:span><text:span text:style-name="T8">####</text:span><text:span text:style-name="T10">##</text:span><text:span text:style-name="T12">##</text:span><text:span text:style-name="T14">##</text:span><text:span text:style-name="T16">##</text:span><text:span text:style-name="T19">##</text:span><text:span text:style-name="T18">##</text:span><text:span text:style-name="T20">##</text:span><text:span text:style-name="T18">##################################################################</text:span><text:span text:style-name="T20">##</text:span><text:span text:style-name="T18">##</text:span><text:span text:style-name="T19">##</text:span><text:span text:style-name="T16">##</text:span><text:span text:style-name="T14">##</text:span><text:span text:style-name="T12">##</text:span><text:span text:style-name="T10">##</text:span><text:span text:style-name="T8">####</text:span><text:span text:style-name="T7">############################</text:span><text:span text:style-name="T6"> </text:span><text:span text:style-name="T31"><text:line-break/></text:span><text:span text:style-name="T6">##</text:span><text:span text:style-name="T7">############################</text:span><text:span text:style-name="T8">####</text:span><text:span text:style-name="T9">##</text:span><text:span text:style-name="T10">##</text:span><text:span text:style-name="T13">##</text:span><text:span text:style-name="T17">##</text:span><text:span text:style-name="T20">##</text:span><text:span text:style-name="T21">##</text:span><text:span text:style-name="T18">######################################################################</text:span><text:span text:style-name="T21">##</text:span><text:span text:style-name="T20">##</text:span><text:span text:style-name="T17">##</text:span><text:span text:style-name="T13">##</text:span><text:span text:style-name="T10">##</text:span><text:span text:style-name="T9">##</text:span><text:span text:style-name="T8">####</text:span><text:span text:style-name="T7">############################</text:span><text:span text:style-name="T6"> </text:span><text:span text:style-name="T31"><text:line-break/></text:span><text:span text:style-name="T6">##</text:span><text:span text:style-name="T7">############################</text:span><text:span text:style-name="T8">####</text:span><text:span text:style-name="T9">##</text:span><text:span text:style-name="T10">##</text:span><text:span text:style-name="T13">##</text:span><text:span text:style-name="T16">##</text:span><text:span text:style-name="T19">##</text:span><text:span text:style-name="T16">##</text:span><text:span text:style-name="T23">##</text:span><text:span text:style-name="T18">##################################################################</text:span><text:span text:style-name="T23">##</text:span><text:span text:style-name="T16">##</text:span><text:span text:style-name="T19">##</text:span><text:span text:style-name="T16">##</text:span><text:span text:style-name="T13">##</text:span><text:span text:style-name="T10">##</text:span><text:span text:style-name="T9">##</text:span><text:span text:style-name="T8">####</text:span><text:span text:style-name="T7">############################</text:span><text:span text:style-name="T6"> </text:span><text:span text:style-name="T31"><text:line-break/></text:span><text:span text:style-name="T7">################################</text:span><text:span text:style-name="T8">##</text:span><text:span text:style-name="T9">####</text:span><text:span text:style-name="T10">##</text:span><text:span text:style-name="T18">##</text:span><text:span text:style-name="T15">##</text:span><text:span text:style-name="T12">##</text:span><text:span text:style-name="T24">##</text:span><text:span text:style-name="T23">##</text:span><text:span text:style-name="T18">##</text:span><text:span text:style-name="T27">##</text:span><text:span text:style-name="T20">##</text:span><text:span text:style-name="T18">##################################################</text:span><text:span text:style-name="T20">##</text:span><text:span text:style-name="T27">##</text:span><text:span text:style-name="T18">##</text:span><text:span text:style-name="T23">##</text:span><text:span text:style-name="T24">##</text:span><text:span text:style-name="T12">##</text:span><text:span text:style-name="T15">##</text:span><text:span text:style-name="T18">##</text:span><text:span text:style-name="T10">##</text:span><text:span text:style-name="T9">####</text:span><text:span text:style-name="T8">##</text:span><text:span text:style-name="T7">##############################</text:span><text:span text:style-name="T6"> </text:span><text:span text:style-name="T31"><text:line-break/></text:span><text:span text:style-name="T6">##</text:span><text:span text:style-name="T7">##############################</text:span><text:span text:style-name="T8">####</text:span><text:span text:style-name="T9">####</text:span><text:span text:style-name="T10">##</text:span><text:span text:style-name="T13">####</text:span><text:span text:style-name="T15">##</text:span><text:span text:style-name="T12">####</text:span><text:span text:style-name="T19">##</text:span><text:span text:style-name="T18">######################################################</text:span><text:span text:style-name="T19">##</text:span><text:span text:style-name="T12">####</text:span><text:span text:style-name="T15">##</text:span><text:span text:style-name="T13">####</text:span><text:span text:style-name="T10">##</text:span><text:span text:style-name="T9">####</text:span><text:span text:style-name="T8">####</text:span><text:span text:style-name="T7">##############################</text:span><text:span text:style-name="T6"> </text:span><text:span text:style-name="T31"><text:line-break/></text:span><text:span text:style-name="T6">##</text:span><text:span text:style-name="T7">##############################</text:span><text:span text:style-name="T8">####</text:span><text:span text:style-name="T9">######</text:span><text:span text:style-name="T10">######</text:span><text:span text:style-name="T13">##</text:span><text:span text:style-name="T15">##</text:span><text:span text:style-name="T17">##</text:span><text:span text:style-name="T27">##</text:span><text:span text:style-name="T18">##################################################</text:span><text:span text:style-name="T27">##</text:span><text:span text:style-name="T17">##</text:span><text:span text:style-name="T15">##</text:span><text:span text:style-name="T13">##</text:span><text:span text:style-name="T10">######</text:span><text:span text:style-name="T9">######</text:span><text:span text:style-name="T8">####</text:span><text:span text:style-name="T7">##############################</text:span><text:span text:style-name="T6"> </text:span><text:span text:style-name="T31"><text:line-break/></text:span><text:span text:style-name="T6">##</text:span><text:span text:style-name="T7">################################</text:span><text:span text:style-name="T8">####</text:span><text:span text:style-name="T9">######</text:span><text:span text:style-name="T10">######</text:span><text:span text:style-name="T13">##</text:span><text:span text:style-name="T12">##</text:span><text:span text:style-name="T18">##</text:span><text:span text:style-name="T28">##</text:span><text:span text:style-name="T18">##############################################</text:span><text:span text:style-name="T28">##</text:span><text:span text:style-name="T18">##</text:span><text:span text:style-name="T12">##</text:span><text:span text:style-name="T13">##</text:span><text:span text:style-name="T10">######</text:span><text:span text:style-name="T9">######</text:span><text:span text:style-name="T8">####</text:span><text:span text:style-name="T7">################################</text:span><text:span text:style-name="T6"> </text:span><text:span text:style-name="T31"><text:line-break/></text:span><text:span text:style-name="T6">##</text:span><text:span text:style-name="T7">################################</text:span><text:span text:style-name="T8">####</text:span><text:span text:style-name="T9">########</text:span><text:span text:style-name="T10">####</text:span><text:span text:style-name="T13">####</text:span><text:span text:style-name="T12">##</text:span><text:span text:style-name="T14">##</text:span><text:span text:style-name="T18">##############################################</text:span><text:span text:style-name="T14">##</text:span><text:span text:style-name="T12">##</text:span><text:span text:style-name="T13">####</text:span><text:span text:style-name="T10">####</text:span><text:span text:style-name="T9">########</text:span><text:span text:style-name="T8">####</text:span><text:span text:style-name="T7">################################</text:span><text:span text:style-name="T6"> </text:span><text:span text:style-name="T31"><text:line-break/></text:span><text:span text:style-name="T6">##</text:span><text:span text:style-name="T7">################################</text:span><text:span text:style-name="T8">######</text:span><text:span text:style-name="T9">########</text:span><text:span text:style-name="T10">####</text:span><text:span text:style-name="T13">##</text:span><text:span text:style-name="T12">##</text:span><text:span text:style-name="T25">##</text:span><text:span text:style-name="T18">##############################################</text:span><text:span text:style-name="T25">##</text:span><text:span text:style-name="T12">##</text:span><text:span text:style-name="T13">##</text:span><text:span text:style-name="T10">####</text:span><text:span text:style-name="T9">########</text:span><text:span text:style-name="T8">######</text:span><text:span text:style-name="T7">################################</text:span><text:span text:style-name="T6"> </text:span><text:span text:style-name="T31"><text:line-break/></text:span><text:span text:style-name="T6">##</text:span><text:span text:style-name="T7">##################################</text:span><text:span text:style-name="T8">######</text:span><text:span text:style-name="T9">######</text:span><text:span text:style-name="T10">####</text:span><text:span text:style-name="T13">##</text:span><text:span text:style-name="T12">##</text:span><text:span text:style-name="T22">##</text:span><text:span text:style-name="T18">######################</text:span><text:span text:style-name="T14">##</text:span><text:span text:style-name="T18">######################</text:span><text:span text:style-name="T22">##</text:span><text:span text:style-name="T12">##</text:span><text:span text:style-name="T13">##</text:span><text:span text:style-name="T10">####</text:span><text:span text:style-name="T9">######</text:span><text:span text:style-name="T8">######</text:span><text:span text:style-name="T7">##################################</text:span><text:span text:style-name="T6"> </text:span><text:span text:style-name="T31"><text:line-break/></text:span><text:span text:style-name="T6">##</text:span><text:span text:style-name="T7">####################################</text:span><text:span text:style-name="T8">######</text:span><text:span text:style-name="T9">######</text:span><text:span text:style-name="T10">##</text:span><text:span text:style-name="T23">##</text:span><text:span text:style-name="T22">##</text:span><text:span text:style-name="T24">##</text:span><text:span text:style-name="T21">##</text:span><text:span text:style-name="T28">##</text:span><text:span text:style-name="T14">##</text:span><text:span text:style-name="T30">##</text:span><text:span text:style-name="T18">############</text:span><text:span text:style-name="T19">##</text:span><text:span text:style-name="T12">##</text:span><text:span text:style-name="T19">##</text:span><text:span text:style-name="T18">############</text:span><text:span text:style-name="T30">##</text:span><text:span text:style-name="T14">##</text:span><text:span text:style-name="T28">##</text:span><text:span text:style-name="T21">##</text:span><text:span text:style-name="T24">##</text:span><text:span text:style-name="T22">##</text:span><text:span text:style-name="T23">##</text:span><text:span text:style-name="T10">##</text:span><text:span text:style-name="T9">######</text:span><text:span text:style-name="T8">######</text:span><text:span text:style-name="T7">####################################</text:span><text:span text:style-name="T6"> </text:span><text:span text:style-name="T31"><text:line-break/></text:span><text:span text:style-name="T6">##</text:span><text:span text:style-name="T7">####################################</text:span><text:span text:style-name="T8">########</text:span><text:span text:style-name="T9">######</text:span><text:span text:style-name="T10">##</text:span><text:span text:style-name="T15">##</text:span><text:span text:style-name="T22">##</text:span><text:span text:style-name="T17">##</text:span><text:span text:style-name="T15">####</text:span><text:span text:style-name="T17">##</text:span><text:span text:style-name="T18">##</text:span><text:span text:style-name="T22">##</text:span><text:span text:style-name="T25">##</text:span><text:span text:style-name="T18">####</text:span><text:span text:style-name="T12">##</text:span><text:span text:style-name="T15">######</text:span><text:span text:style-name="T12">##</text:span><text:span text:style-name="T18">####</text:span><text:span text:style-name="T25">##</text:span><text:span text:style-name="T22">##</text:span><text:span text:style-name="T18">##</text:span><text:span text:style-name="T17">##</text:span><text:span text:style-name="T15">####</text:span><text:span text:style-name="T17">##</text:span><text:span text:style-name="T22">##</text:span><text:span text:style-name="T15">##</text:span><text:span text:style-name="T10">##</text:span><text:span text:style-name="T9">######</text:span><text:span text:style-name="T8">########</text:span><text:span text:style-name="T7">####################################</text:span><text:span text:style-name="T6"> </text:span><text:span text:style-name="T31"><text:line-break/></text:span><text:span text:style-name="T6">####</text:span><text:span text:style-name="T7">####################################</text:span><text:span text:style-name="T8">##########</text:span><text:span text:style-name="T9">####</text:span><text:span text:style-name="T10">######</text:span><text:span text:style-name="T13">####</text:span><text:span text:style-name="T11">##</text:span><text:span text:style-name="T23">##</text:span><text:span text:style-name="T12">####</text:span><text:span text:style-name="T15">##</text:span><text:span text:style-name="T13">##############</text:span><text:span text:style-name="T15">##</text:span><text:span text:style-name="T12">####</text:span><text:span text:style-name="T23">##</text:span><text:span text:style-name="T11">##</text:span><text:span text:style-name="T13">####</text:span><text:span text:style-name="T10">######</text:span><text:span text:style-name="T9">####</text:span><text:span text:style-name="T8">##########</text:span><text:span text:style-name="T7">####################################</text:span><text:span text:style-name="T6">## </text:span><text:span text:style-name="T31"><text:line-break/></text:span><text:span text:style-name="T6">####</text:span><text:span text:style-name="T7">######################################</text:span><text:span text:style-name="T8">##########</text:span><text:span text:style-name="T9">######</text:span><text:span text:style-name="T10">##########</text:span><text:span text:style-name="T13">##</text:span><text:span text:style-name="T10">######################</text:span><text:span text:style-name="T13">##</text:span><text:span text:style-name="T10">##########</text:span><text:span text:style-name="T9">######</text:span><text:span text:style-name="T8">##########</text:span><text:span text:style-name="T7">######################################</text:span><text:span text:style-name="T6">## </text:span><text:span text:style-name="T31"><text:line-break/></text:span><text:span text:style-name="T6">####</text:span><text:span text:style-name="T7">######################################</text:span><text:span text:style-name="T8">################</text:span><text:span text:style-name="T9">##############################################</text:span><text:span text:style-name="T8">################</text:span><text:span text:style-name="T7">######################################</text:span><text:span text:style-name="T6">## </text:span><text:span text:style-name="T31"><text:line-break/></text:span><text:span text:style-name="T6">####</text:span><text:span text:style-name="T7">########################################</text:span><text:span text:style-name="T8">##################</text:span><text:span text:style-name="T9">######################################</text:span><text:span text:style-name="T8">##################</text:span><text:span text:style-name="T7">########################################</text:span><text:span text:style-name="T6">## </text:span><text:span text:style-name="T31"><text:line-break/></text:span><text:span text:style-name="T6">######</text:span><text:span text:style-name="T7">########################################</text:span><text:span text:style-name="T8">########################</text:span><text:span text:style-name="T9">######################</text:span><text:span text:style-name="T8">########################</text:span><text:span text:style-name="T7">########################################</text:span><text:span text:style-name="T6">#### </text:span><text:span text:style-name="T31"><text:line-break/></text:span><text:span text:style-name="T6">######</text:span><text:span text:style-name="T7">##########################################</text:span><text:span text:style-name="T8">##################################################################</text:span><text:span text:style-name="T7">##########################################</text:span><text:span text:style-name="T6">#### </text:span><text:span text:style-name="T31"><text:line-break/></text:span><text:span text:style-name="T6">######</text:span><text:span text:style-name="T7">##############################################</text:span><text:span text:style-name="T8">##########################################################</text:span><text:span text:style-name="T7">##############################################</text:span><text:span text:style-name="T6">#### </text:span><text:span text:style-name="T31"><text:line-break/></text:span><text:span text:style-name="T6">########</text:span><text:span text:style-name="T7">##############################################</text:span><text:span text:style-name="T8">######################################################</text:span><text:span text:style-name="T7">##############################################</text:span><text:span text:style-name="T6">###### </text:span><text:span text:style-name="T31"><text:line-break/></text:span><text:span text:style-name="T6">########</text:span><text:span text:style-name="T7">##################################################</text:span><text:span text:style-name="T8">##############################################</text:span><text:span text:style-name="T7">##################################################</text:span><text:span text:style-name="T6">###### </text:span><text:span text:style-name="T31"><text:line-break/></text:span><text:span text:style-name="T6">##########</text:span><text:span text:style-name="T7">####################################################</text:span><text:span text:style-name="T8">######################################</text:span><text:span text:style-name="T7">####################################################</text:span><text:span text:style-name="T6">######## </text:span><text:span text:style-name="T31"><text:line-break/></text:span><text:span text:style-name="T6">##########</text:span><text:span text:style-name="T7">##########################################################</text:span><text:span text:style-name="T8">##########################</text:span><text:span text:style-name="T7">##########################################################</text:span><text:span text:style-name="T6">######## </text:span><text:span text:style-name="T31"><text:line-break/></text:span><text:span text:style-name="T6">############</text:span><text:span text:style-name="T7">####################################################################</text:span><text:span text:style-name="T8">##</text:span><text:span text:style-name="T7">####################################################################</text:span><text:span text:style-name="T6">########## </text:span><text:span text:style-name="T31"><text:line-break/></text:span><text:span text:style-name="T6">############</text:span><text:span text:style-name="T7">##########################################################################################################################################</text:span><text:span text:style-name="T6">########## </text:span><text:span text:style-name="T31"><text:line-break/></text:span><text:span text:style-name="T6">##############</text:span><text:span text:style-name="T7">######################################################################################################################################</text:span><text:span text:style-name="T6">############ </text:span><text:span text:style-name="T31"><text:line-break/></text:span><text:span text:style-name="T6">################</text:span><text:span text:style-name="T7">##################################################################################################################################</text:span><text:span text:style-name="T6">############## </text:span><text:span text:style-name="T31"><text:line-break/></text:span><text:span text:style-name="T6">################</text:span><text:span text:style-name="T7">################################################################################################################################</text:span><text:span text:style-name="T6">################ </text:span><text:span text:style-name="T31"><text:line-break/></text:span><text:span text:style-name="T6">##################</text:span><text:span text:style-name="T7">##############################################################################################################################</text:span><text:span text:style-name="T6">################ </text:span><text:span text:style-name="T31"><text:line-break/></text:span><text:span text:style-name="T6">####################</text:span><text:span text:style-name="T7">##########################################################################################################################</text:span><text:span text:style-name="T6">################## </text:span><text:span text:style-name="T31"><text:line-break/></text:span><text:span text:style-name="T6">######################</text:span><text:span text:style-name="T7">######################################################################################################################</text:span><text:span text:style-name="T6">#################### </text:span><text:span text:style-name="T31"><text:line-break/></text:span><text:span text:style-name="T6">########################</text:span><text:span text:style-name="T7">##################################################################################################################</text:span><text:span text:style-name="T6">###################### </text:span><text:span text:style-name="T31"><text:line-break/></text:span><text:span text:style-name="T6">##########################</text:span><text:span text:style-name="T7">##############################################################################################################</text:span><text:span text:style-name="T6">######################## </text:span><text:span text:style-name="T31"><text:line-break/></text:span><text:span text:style-name="T6">############################</text:span><text:span text:style-name="T7">##########################################################################################################</text:span><text:span text:style-name="T6">########################## </text:span><text:span text:style-name="T31"><text:line-break/></text:span><text:span text:style-name="T6">##############################</text:span><text:span text:style-name="T7">######################################################################################################</text:span><text:span text:style-name="T6">############################ </text:span><text:span text:style-name="T31"><text:line-break/></text:span><text:span text:style-name="T6">################################</text:span><text:span text:style-name="T7">##################################################################################################</text:span><text:span text:style-name="T6">############################## </text:span><text:span text:style-name="T31"><text:line-break/></text:span><text:span text:style-name="T6">####################################</text:span><text:span text:style-name="T7">##########################################################################################</text:span><text:span text:style-name="T6">################################## </text:span><text:span text:style-name="T31"><text:line-break/></text:span><text:span text:style-name="T6">######################################</text:span><text:span text:style-name="T7">######################################################################################</text:span><text:span text:style-name="T6">#################################### </text:span><text:span text:style-name="T31"><text:line-break/></text:span><text:span text:style-name="T6">##########################################</text:span><text:span text:style-name="T7">##############################################################################</text:span><text:span text:style-name="T6">######################################## </text:span><text:span text:style-name="T31"><text:line-break/></text:span><text:span text:style-name="T6">##############################################</text:span><text:span text:style-name="T7">######################################################################</text:span><text:span text:style-name="T6">############################################ </text:span><text:span text:style-name="T31"><text:line-break/></text:span><text:span text:style-name="T6">##################################################</text:span><text:span text:style-name="T7">##############################################################</text:span><text:span text:style-name="T6">################################################ </text:span><text:span text:style-name="T31"><text:line-break/></text:span><text:span text:style-name="T6">########################################################</text:span><text:span text:style-name="T7">##################################################</text:span><text:span text:style-name="T6">###################################################### </text:span><text:span text:style-name="T31"><text:line-break/></text:span><text:span text:style-name="T6">################################################################</text:span><text:span text:style-name="T7">##################################</text:span><text:span text:style-name="T6">############################################################## </text:span><text:span text:style-name="T31"><text:line-break/></text:span><text:span text:style-name="T6">################################################################################</text:span><text:span text:style-name="T7">##</text:span><text:span text:style-name="T6">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 </text:span><text:span text:style-name="T31"><text:line-break/></text:span><text:span text:style-name="T6">################################################################################################################################################################</text:span></text:p>
      <text:p text:style-name="P3"><text:span text:style-name="T32">Programmcode:</text:span></text:p>
      <text:p text:style-name="P4"><text:span text:style-name="T32"/></text:p>
      <text:p text:style-name="P5"><text:span text:style-name="T32">#!/usr/bin/env python3</text:span></text:p>
      <text:p text:style-name="P5"><text:span text:style-name="T32"># -*- coding: utf-8 -*-</text:span></text:p>
      <text:p text:style-name="P5"><text:span text:style-name="T32">"""</text:span></text:p>
      <text:p text:style-name="P5"><text:span text:style-name="T32">Created on Sat Feb <text:s/>8 16:04:18 2025</text:span></text:p>
      <text:p text:style-name="P5"><text:span text:style-name="T32"/></text:p>
      <text:p text:style-name="P5"><text:span text:style-name="T32">@author: buddha</text:span></text:p>
      <text:p text:style-name="P5"><text:span text:style-name="T32">"""</text:span></text:p>
      <text:p text:style-name="P5"><text:span text:style-name="T32"/></text:p>
      <text:p text:style-name="P5"><text:span text:style-name="T32">import sys</text:span></text:p>
      <text:p text:style-name="P5"><text:span text:style-name="T32">import math</text:span></text:p>
      <text:p text:style-name="P5"><text:span text:style-name="T32"/></text:p>
      <text:p text:style-name="P5"><text:span text:style-name="T32">STARTX = -2</text:span></text:p>
      <text:p text:style-name="P5"><text:span text:style-name="T32">STARTY = -1.5</text:span></text:p>
      <text:p text:style-name="P5"><text:span text:style-name="T32">ENDX = 1</text:span></text:p>
      <text:p text:style-name="P5"><text:span text:style-name="T32">ENDY = 1.5</text:span></text:p>
      <text:p text:style-name="P5"><text:span text:style-name="T32">STEP = 0.05</text:span></text:p>
      <text:p text:style-name="P5"><text:span text:style-name="T32">SIZE = 2</text:span></text:p>
      <text:p text:style-name="P5"><text:span text:style-name="T32">BORDER = 2</text:span></text:p>
      <text:p text:style-name="P5"><text:span text:style-name="T32">CHARACTER = "*"</text:span></text:p>
      <text:p text:style-name="P5"><text:span text:style-name="T32">FOREGROUND = True</text:span></text:p>
      <text:p text:style-name="P5"><text:span text:style-name="T32">UPRIGHT = True</text:span></text:p>
      <text:p text:style-name="P5"><text:span text:style-name="T32"/></text:p>
      <text:p text:style-name="P5"><text:span text:style-name="T32">if len(sys.argv) &gt; 1:</text:span></text:p>
      <text:p text:style-name="P5"><text:span text:style-name="T32"><text:s text:c="4"/>if len(sys.argv) == 5:</text:span></text:p>
      <text:p text:style-name="P5"><text:span text:style-name="T32"><text:s text:c="8"/>STARTX = float(sys.argv[1])</text:span></text:p>
      <text:p text:style-name="P5"><text:span text:style-name="T32"><text:s text:c="8"/>STARTY = float(sys.argv[2])</text:span></text:p>
      <text:p text:style-name="P5"><text:span text:style-name="T32"><text:s text:c="8"/>ENDX = float(sys.argv[3])</text:span></text:p>
      <text:p text:style-name="P5"><text:span text:style-name="T32"><text:s text:c="8"/>ENDY = float(sys.argv[4])</text:span></text:p>
      <text:p text:style-name="P5"><text:span text:style-name="T32"><text:s text:c="4"/>elif len(sys.argv) == 9:</text:span></text:p>
      <text:p text:style-name="P5"><text:span text:style-name="T32"><text:s text:c="8"/>STARTX = float(sys.argv[1])</text:span></text:p>
      <text:p text:style-name="P5"><text:span text:style-name="T32"><text:s text:c="8"/>STARTY = float(sys.argv[2])</text:span></text:p>
      <text:p text:style-name="P5"><text:span text:style-name="T32"><text:s text:c="8"/>ENDX = float(sys.argv[3])</text:span></text:p>
      <text:p text:style-name="P5"><text:span text:style-name="T32"><text:s text:c="8"/>ENDY = float(sys.argv[4])</text:span></text:p>
      <text:p text:style-name="P5"><text:span text:style-name="T32"><text:s text:c="8"/>STEP = float(sys.argv[5])</text:span></text:p>
      <text:p text:style-name="P5"><text:span text:style-name="T32"><text:s text:c="8"/>SIZE = int(sys.argv[6])</text:span></text:p>
      <text:p text:style-name="P5"><text:span text:style-name="T32"><text:s text:c="8"/>BORDER = float(sys.argv[7])</text:span></text:p>
      <text:p text:style-name="P5"><text:span text:style-name="T32"><text:s text:c="8"/>CHARACTER = sys.argv[8]</text:span></text:p>
      <text:p text:style-name="P5"><text:span text:style-name="T32"><text:s text:c="8"/>if CHARACTER == " ":</text:span></text:p>
      <text:p text:style-name="P5"><text:span text:style-name="T32"><text:s text:c="12"/>CHARACTER = "\u2588"</text:span></text:p>
      <text:p text:style-name="P5"><text:span text:style-name="T32"><text:s text:c="4"/>elif len(sys.argv) == 10:</text:span></text:p>
      <text:p text:style-name="P5"><text:span text:style-name="T32"><text:s text:c="8"/>STARTX = float(sys.argv[1])</text:span></text:p>
      <text:p text:style-name="P5"><text:span text:style-name="T32"><text:s text:c="8"/>STARTY = float(sys.argv[2])</text:span></text:p>
      <text:p text:style-name="P5"><text:span text:style-name="T32"><text:s text:c="8"/>ENDX = float(sys.argv[3])</text:span></text:p>
      <text:p text:style-name="P5"><text:span text:style-name="T32"><text:s text:c="8"/>ENDY = float(sys.argv[4])</text:span></text:p>
      <text:p text:style-name="P5"><text:span text:style-name="T32"><text:s text:c="8"/>STEP = float(sys.argv[5])</text:span></text:p>
      <text:p text:style-name="P5"><text:span text:style-name="T32"><text:s text:c="8"/>SIZE = int(sys.argv[6])</text:span></text:p>
      <text:p text:style-name="P5"><text:span text:style-name="T32"><text:s text:c="8"/>BORDER = float(sys.argv[7])</text:span></text:p>
      <text:p text:style-name="P5"><text:span text:style-name="T32"><text:s text:c="8"/>CHARACTER = sys.argv[8]</text:span></text:p>
      <text:p text:style-name="P5"><text:span text:style-name="T32"><text:s text:c="8"/>UPRIGHT = True if sys.argv[9] == "1" else False</text:span></text:p>
      <text:p text:style-name="P5"><text:span text:style-name="T32"><text:s text:c="4"/>else:</text:span></text:p>
      <text:p text:style-name="P5"><text:soft-page-break/><text:span text:style-name="T32"><text:s text:c="8"/>print(f"Usage: python3 {sys.argv[0]} [&lt;startx&gt; &lt;starty&gt; &lt;endx&gt; &lt;endy&gt; [&lt;step&gt;"</text:span></text:p>
      <text:p text:style-name="P5"><text:span text:style-name="T32"><text:s text:c="14"/>" &lt;pixelsize&gt; &lt;colorborder&gt; &lt;character&gt; &lt;upright&gt;]]")</text:span></text:p>
      <text:p text:style-name="P5"><text:span text:style-name="T32"><text:s text:c="8"/>sys.exit(1)</text:span></text:p>
      <text:p text:style-name="P5"><text:span text:style-name="T32"/></text:p>
      <text:p text:style-name="P5"><text:span text:style-name="T32">colors = [[255, 255, 255], [255, 0, 0], [255, 64, 0], [255, 128, 0], </text:span></text:p>
      <text:p text:style-name="P5"><text:span text:style-name="T32"><text:s text:c="10"/>[255, 192, 0], [255, 255, 0], [192, 255, 0], [128, 255, 0],</text:span></text:p>
      <text:p text:style-name="P5"><text:span text:style-name="T32"><text:s text:c="10"/>[64, 255, 0], [0, 255, 0], [0, 255, 64], [0, 255, 128],</text:span></text:p>
      <text:p text:style-name="P5"><text:span text:style-name="T32"><text:s text:c="10"/>[0, 255, 192], [0, 255, 255], [0, 192, 255], [0, 64, 255],</text:span></text:p>
      <text:p text:style-name="P5"><text:span text:style-name="T32"><text:s text:c="10"/>[0, 0, 255], [64, 0, 255], [128, 0, 255], [192, 0, 255],</text:span></text:p>
      <text:p text:style-name="P5"><text:span text:style-name="T32"><text:s text:c="10"/>[255, 0, 255], [255, 0, 192], [255, 0, 128], [255, 0, 64],</text:span></text:p>
      <text:p text:style-name="P5"><text:span text:style-name="T32"><text:s text:c="10"/>[0, 0, 0]]</text:span></text:p>
      <text:p text:style-name="P5"><text:span text:style-name="T32"/></text:p>
      <text:p text:style-name="P5"><text:span text:style-name="T32"/></text:p>
      <text:p text:style-name="P5"><text:span text:style-name="T32">def colorize(text, r, g, b, fg=True):</text:span></text:p>
      <text:p text:style-name="P5"><text:span text:style-name="T32"><text:s text:c="4"/>charcode = "38" if fg else "48"</text:span></text:p>
      <text:p text:style-name="P5"><text:span text:style-name="T32"><text:s text:c="4"/>return f"\033[{charcode};2;{r};{g};{b}m{text}\033[0m"</text:span></text:p>
      <text:p text:style-name="P5"><text:span text:style-name="T32"/></text:p>
      <text:p text:style-name="P5"><text:span text:style-name="T32"/></text:p>
      <text:p text:style-name="P5"><text:span text:style-name="T32">def frange(start, end, step):</text:span></text:p>
      <text:p text:style-name="P5"><text:span text:style-name="T32"><text:s text:c="4"/>while start &lt; end:</text:span></text:p>
      <text:p text:style-name="P5"><text:span text:style-name="T32"><text:s text:c="8"/>yield start</text:span></text:p>
      <text:p text:style-name="P5"><text:span text:style-name="T32"><text:s text:c="8"/>start += step</text:span></text:p>
      <text:p text:style-name="P5"><text:span text:style-name="T32"/></text:p>
      <text:p text:style-name="P5"><text:span text:style-name="T32"/></text:p>
      <text:p text:style-name="P5"><text:span text:style-name="T32">def get_value(real, imag, cimag, creal, border, depht=(len(colors) - 1)):</text:span></text:p>
      <text:p text:style-name="P5"><text:span text:style-name="T32"><text:s text:c="4"/>if depht:</text:span></text:p>
      <text:p text:style-name="P5"><text:span text:style-name="T32"><text:s text:c="8"/>xposnew = real ** 2 + creal - imag ** 2</text:span></text:p>
      <text:p text:style-name="P5"><text:span text:style-name="T32"><text:s text:c="8"/>yposnew = 2 * real * imag + cimag</text:span></text:p>
      <text:p text:style-name="P5"><text:span text:style-name="T32"><text:s text:c="8"/>if math.sqrt(xposnew ** 2 + yposnew ** 2) &gt; border:</text:span></text:p>
      <text:p text:style-name="P5"><text:span text:style-name="T32"><text:s text:c="12"/>return depht</text:span></text:p>
      <text:p text:style-name="P5"><text:span text:style-name="T32"><text:s text:c="8"/>return get_value(xposnew, yposnew, cimag, creal, border, depht-1)</text:span></text:p>
      <text:p text:style-name="P5"><text:span text:style-name="T32"><text:s text:c="4"/>else:</text:span></text:p>
      <text:p text:style-name="P5"><text:span text:style-name="T32"><text:s text:c="8"/>return 0</text:span></text:p>
      <text:p text:style-name="P5"><text:span text:style-name="T32"/></text:p>
      <text:p text:style-name="P5"><text:span text:style-name="T32"/></text:p>
      <text:p text:style-name="P5"><text:span text:style-name="T32">if not UPRIGHT:</text:span></text:p>
      <text:p text:style-name="P5"><text:span text:style-name="T32"><text:s text:c="4"/>for imag in frange(STARTY, ENDY, STEP):</text:span></text:p>
      <text:p text:style-name="P5"><text:span text:style-name="T32"><text:s text:c="8"/>for real in frange(STARTX, ENDX, STEP):</text:span></text:p>
      <text:p text:style-name="P5"><text:span text:style-name="T32"><text:s text:c="12"/>value = get_value(0, 0, imag, real, BORDER)</text:span></text:p>
      <text:p text:style-name="P5"><text:span text:style-name="T32"><text:s text:c="12"/>print(colorize(CHARACTER*SIZE, *colors[value]), end="")</text:span></text:p>
      <text:p text:style-name="P5"><text:span text:style-name="T32"><text:s text:c="8"/>print()</text:span></text:p>
      <text:p text:style-name="P5"><text:span text:style-name="T32">else:</text:span></text:p>
      <text:p text:style-name="P5"><text:span text:style-name="T32"><text:s text:c="4"/>for real in frange(STARTX, ENDX, STEP):</text:span></text:p>
      <text:p text:style-name="P5"><text:span text:style-name="T32"><text:s text:c="8"/>for imag in frange(STARTY, ENDY, STEP):</text:span></text:p>
      <text:p text:style-name="P5"><text:span text:style-name="T32"><text:s text:c="12"/>value = get_value(0, 0, imag, real, BORDER)</text:span></text:p>
      <text:p text:style-name="P5"><text:span text:style-name="T32"><text:s text:c="12"/>print(colorize(CHARACTER*SIZE, *colors[value]), end="")</text:span></text:p>
      <text:p text:style-name="P5"><text:span text:style-name="T32"><text:s text:c="8"/>print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6:51:02.077718201</meta:creation-date>
    <dc:date>2025-02-08T17:22:19.514713402</dc:date>
    <meta:editing-duration>PT31M15S</meta:editing-duration>
    <meta:editing-cycles>6</meta:editing-cycles>
    <meta:generator>LibreOffice/24.8.4.2$Linux_X86_64 LibreOffice_project/480$Build-2</meta:generator>
    <meta:print-date>2025-02-08T17:19:11.895328684</meta:print-date>
    <meta:printed-by>PDF-Dateien</meta:printed-by>
    <meta:document-statistic meta:table-count="0" meta:image-count="0" meta:object-count="0" meta:page-count="4" meta:paragraph-count="87" meta:word-count="690" meta:character-count="61677" meta:non-whitespace-character-count="60321"/>
  </office:meta>
</office:document-meta>
</file>